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311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340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35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5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10112">
      <style:table-cell-properties fo:padding="0.071cm"/>
      <style:text-properties style:font-name="Ubuntu"/>
    </style:style>
    <style:style style:name="ce35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5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5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6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6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7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7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8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8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8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85" style:family="table-cell" style:parent-style-name="Default">
      <style:table-cell-properties fo:background-color="#ffdbb6"/>
      <style:text-properties style:font-name="Ubuntu"/>
    </style:style>
    <style:style style:name="ce38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8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9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9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9" style:family="table-cell" style:parent-style-name="Default" style:data-style-name="N2">
      <style:table-cell-properties fo:padding="0.071cm"/>
      <style:text-properties style:font-name="Ubuntu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40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4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5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7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5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2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3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57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6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6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6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70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7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1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1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2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23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24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3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3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9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97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9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9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00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90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03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04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906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32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3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3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4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4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4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51" style:family="table-cell" style:parent-style-name="Default" style:data-style-name="N114">
      <style:table-cell-properties fo:padding="0.071cm"/>
      <style:text-properties style:font-name="Ubuntu"/>
    </style:style>
    <style:style style:name="ce95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5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87"/>
        <table:table-column table:style-name="co2" table:default-cell-style-name="ce187"/>
        <table:table-column table:style-name="co3" table:default-cell-style-name="ce187"/>
        <table:table-column table:style-name="co4" table:default-cell-style-name="ce187"/>
        <table:table-column table:style-name="co5" table:default-cell-style-name="ce187"/>
        <table:table-column table:style-name="co6" table:default-cell-style-name="ce187"/>
        <table:table-column table:style-name="co7" table:default-cell-style-name="ce187"/>
        <table:table-column table:style-name="co8" table:default-cell-style-name="ce187"/>
        <table:table-column table:style-name="co9" table:default-cell-style-name="ce187"/>
        <table:table-column table:style-name="co10" table:default-cell-style-name="ce187"/>
        <table:table-column table:style-name="co11" table:default-cell-style-name="ce187"/>
        <table:table-column table:style-name="co12" table:default-cell-style-name="ce187"/>
        <table:table-column table:style-name="co13" table:default-cell-style-name="ce187"/>
        <table:table-column table:style-name="co14" table:default-cell-style-name="ce187"/>
        <table:table-column table:style-name="co15" table:number-columns-repeated="50" table:default-cell-style-name="ce345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1-30" calcext:value-type="date">
            <text:p>January</text:p>
          </table:table-cell>
          <table:table-cell table:style-name="ce837"/>
          <table:table-cell table:style-name="ce830" table:number-columns-repeated="2"/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4368.46" calcext:value-type="float">
            <text:p>4368.46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358.28" calcext:value-type="float">
            <text:p>2358.28</text:p>
          </table:table-cell>
          <table:table-cell table:style-name="ce707" office:value-type="percentage" office:value="0.008" calcext:value-type="percentage">
            <text:p>0.80%</text:p>
          </table:table-cell>
          <table:table-cell table:style-name="ce718" table:formula="of:=([.B6]*[.C6])/12" office:value-type="float" office:value="1.57218666666667" calcext:value-type="float">
            <text:p>1.57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612.28" calcext:value-type="float">
            <text:p>-612.28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9199.5" calcext:value-type="float">
            <text:p>79199.50</text:p>
          </table:table-cell>
          <table:table-cell table:style-name="ce709"/>
          <table:table-cell table:style-name="ce720" table:formula="of:=SUM([.D2:.D11])" office:value-type="float" office:value="116.621785" calcext:value-type="float">
            <text:p>116.62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345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76700789777713" calcext:value-type="percentage">
            <text:p>1.77%</text:p>
          </table:table-cell>
          <table:table-cell table:style-name="ce841" table:formula="of:=([.D13]*12)" office:value-type="float" office:value="1399.46142" calcext:value-type="float">
            <text:p>£1,399.46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3399609838419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 office:value-type="float" office:value="0" calcext:value-type="float">
            <text:p>0</text:p>
          </table:table-cell>
          <table:table-cell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-2200" calcext:value-type="float">
            <text:p>-2200</text:p>
          </table:table-cell>
          <table:table-cell table:style-name="ce829"/>
          <table:table-cell table:style-name="ce842" table:formula="of:=[.C17]/[.E19]" office:value-type="percentage" office:value="0.42142995980084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 office:value-type="float" office:value="0" calcext:value-type="float">
            <text:p>0</text:p>
          </table:table-cell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47230399802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 office:value-type="float" office:value="0" calcext:value-type="float">
            <text:p>0</text:p>
          </table:table-cell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220.321785" calcext:value-type="float">
            <text:p>5,220.32</text:p>
          </table:table-cell>
          <table:table-cell table:style-name="ce842" table:formula="of:=[.C19]/[.E$19]" office:value-type="percentage" office:value="0.0171828488155161" calcext:value-type="percentage">
            <text:p>2%</text:p>
          </table:table-cell>
          <table:table-cell table:style-name="ce849" table:formula="of:=[.E19]*12" office:value-type="float" office:value="62643.86142" calcext:value-type="float">
            <text:p>£62,644</text:p>
          </table:table-cell>
          <table:table-cell table:style-name="ce855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3400" calcext:value-type="float">
            <text:p>734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83118145273491" calcext:value-type="percentage">
            <text:p>38.31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500" calcext:value-type="float">
            <text:p>25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9768159186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562" calcext:value-type="float">
            <text:p>562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73263122195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0" calcext:value-type="float">
            <text:p>140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080" calcext:value-type="float">
            <text:p>108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4*220)" office:value-type="float" office:value="200" calcext:value-type="float">
            <text:p>200</text:p>
          </table:table-cell>
          <table:table-cell table:style-name="ce836" table:formula="of:=[.C27]/[.$E$19]" office:value-type="percentage" office:value="0.182747355295455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260" calcext:value-type="float">
            <text:p>26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0" calcext:value-type="float">
            <text:p>0</text:p>
          </table:table-cell>
          <table:table-cell table:style-name="ce823"/>
          <table:table-cell table:style-name="ce836" table:formula="of:=[.C29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40" calcext:value-type="float">
            <text:p>14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118145273491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53588855538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133" calcext:value-type="float">
            <text:p>133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68788046463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40" calcext:value-type="float">
            <text:p>440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8744975105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20" calcext:value-type="float">
            <text:p>2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-8-9.5-20-100-110" office:value-type="float" office:value="-1053.5" calcext:value-type="float">
            <text:p>-1053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9768159186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50" calcext:value-type="float">
            <text:p>3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77217910237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95363183728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311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35443582047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10"/>
          <table:table-cell table:number-columns-repeated="2"/>
          <table:table-cell table:style-name="ce210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340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354"/>
        <table:table-column table:style-name="co15" table:number-columns-repeated="4" table:default-cell-style-name="ce345"/>
        <table:table-column table:style-name="co17" table:default-cell-style-name="ce187"/>
        <table:table-column table:style-name="co14" table:default-cell-style-name="ce187"/>
        <table:table-column table:style-name="co15" table:number-columns-repeated="57" table:default-cell-style-name="ce345"/>
        <table:table-row table:style-name="ro1">
          <table:table-cell table:style-name="ce351" office:value-type="string" calcext:value-type="string">
            <text:p>Capital One</text:p>
          </table:table-cell>
          <table:table-cell table:style-name="ce355" table:number-columns-repeated="2"/>
          <table:table-cell table:style-name="ce355" office:value-type="float" office:value="-521.58" calcext:value-type="float">
            <text:p>-521.58</text:p>
          </table:table-cell>
          <table:table-cell table:style-name="ce361"/>
          <table:table-cell table:number-columns-repeated="59"/>
        </table:table-row>
        <table:table-row table:style-name="ro1">
          <table:table-cell table:style-name="ce352" office:value-type="date" office:date-value="2020-01-23" calcext:value-type="date">
            <text:p>23-Jan</text:p>
          </table:table-cell>
          <table:table-cell table:style-name="ce356" office:value-type="float" office:value="5.08" calcext:value-type="float">
            <text:p>5.08</text:p>
          </table:table-cell>
          <table:table-cell table:style-name="ce358"/>
          <table:table-cell table:style-name="ce356" table:formula="of:=[.D1]-[.B2]+[.C2]" office:value-type="float" office:value="-526.66" calcext:value-type="float">
            <text:p>-526.66</text:p>
          </table:table-cell>
          <table:table-cell table:style-name="ce356"/>
          <table:table-cell table:style-name="ce364" office:value-type="string" calcext:value-type="string">
            <text:p>No.:</text:p>
          </table:table-cell>
          <table:table-cell table:style-name="ce369" office:value-type="string" calcext:value-type="string">
            <text:p>5312 0088 4657 1573</text:p>
          </table:table-cell>
          <table:table-cell table:style-name="ce364"/>
          <table:table-cell table:style-name="ce387"/>
          <table:table-cell/>
          <table:table-cell table:style-name="ce354"/>
          <table:table-cell table:number-columns-repeated="53"/>
        </table:table-row>
        <table:table-row table:style-name="ro1">
          <table:table-cell table:style-name="ce352" office:value-type="date" office:date-value="2020-01-23" calcext:value-type="date">
            <text:p>23-Jan</text:p>
          </table:table-cell>
          <table:table-cell table:style-name="ce356" office:value-type="float" office:value="19.25" calcext:value-type="float">
            <text:p>19.25</text:p>
          </table:table-cell>
          <table:table-cell table:style-name="ce356"/>
          <table:table-cell table:style-name="ce356" table:formula="of:=[.D2]-[.B3]+[.C3]" office:value-type="float" office:value="-545.91" calcext:value-type="float">
            <text:p>-545.91</text:p>
          </table:table-cell>
          <table:table-cell table:style-name="ce356"/>
          <table:table-cell table:style-name="ce365" office:value-type="string" calcext:value-type="string">
            <text:p>No.:</text:p>
          </table:table-cell>
          <table:table-cell table:style-name="ce370" office:value-type="string" calcext:value-type="string">
            <text:p>5312008846571573</text:p>
          </table:table-cell>
          <table:table-cell table:style-name="ce365"/>
          <table:table-cell table:style-name="ce388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352" office:value-type="date" office:date-value="2020-01-24" calcext:value-type="date">
            <text:p>24-Jan</text:p>
          </table:table-cell>
          <table:table-cell table:style-name="ce356" office:value-type="float" office:value="26.43" calcext:value-type="float">
            <text:p>26.43</text:p>
          </table:table-cell>
          <table:table-cell table:style-name="ce356"/>
          <table:table-cell table:style-name="ce356" table:formula="of:=[.D3]-[.B4]+[.C4]" office:value-type="float" office:value="-572.34" calcext:value-type="float">
            <text:p>-572.34</text:p>
          </table:table-cell>
          <table:table-cell table:style-name="ce356" office:value-type="string" calcext:value-type="string">
            <text:p>cash</text:p>
          </table:table-cell>
          <table:table-cell table:style-name="ce365" office:value-type="string" calcext:value-type="string">
            <text:p>Type:</text:p>
          </table:table-cell>
          <table:table-cell table:style-name="ce365" office:value-type="string" calcext:value-type="string">
            <text:p>MasterCard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 office:value-type="date" office:date-value="2020-01-26" calcext:value-type="date">
            <text:p>26-Jan</text:p>
          </table:table-cell>
          <table:table-cell table:style-name="ce356" office:value-type="float" office:value="19.44" calcext:value-type="float">
            <text:p>19.44</text:p>
          </table:table-cell>
          <table:table-cell table:style-name="ce356"/>
          <table:table-cell table:style-name="ce356" table:formula="of:=[.D4]-[.B5]+[.C5]" office:value-type="float" office:value="-591.78" calcext:value-type="float">
            <text:p>-591.78</text:p>
          </table:table-cell>
          <table:table-cell table:style-name="ce356" office:value-type="string" calcext:value-type="string">
            <text:p>ryman</text:p>
          </table:table-cell>
          <table:table-cell table:style-name="ce365" office:value-type="string" calcext:value-type="string">
            <text:p><text:s/></text:p>
          </table:table-cell>
          <table:table-cell table:style-name="ce370" office:value-type="string" calcext:value-type="string">
            <text:p>MARK R GADSBY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 office:value-type="date" office:date-value="2020-01-27" calcext:value-type="date">
            <text:p>27-Jan</text:p>
          </table:table-cell>
          <table:table-cell table:style-name="ce356" office:value-type="float" office:value="20.5" calcext:value-type="float">
            <text:p>20.5</text:p>
          </table:table-cell>
          <table:table-cell table:style-name="ce356"/>
          <table:table-cell table:style-name="ce356" table:formula="of:=[.D5]-[.B6]+[.C6]" office:value-type="float" office:value="-612.28" calcext:value-type="float">
            <text:p>-612.28</text:p>
          </table:table-cell>
          <table:table-cell table:style-name="ce356" office:value-type="string" calcext:value-type="string">
            <text:p>travel</text:p>
          </table:table-cell>
          <table:table-cell table:style-name="ce365" office:value-type="string" calcext:value-type="string">
            <text:p>From:</text:p>
          </table:table-cell>
          <table:table-cell table:style-name="ce371" office:value-type="string" calcext:value-type="string">
            <text:p>8/19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9" table:formula="of:=[.D6]-[.B7]+[.C7]" office:value-type="float" office:value="-612.28" calcext:value-type="float">
            <text:p>-612.28</text:p>
          </table:table-cell>
          <table:table-cell table:style-name="ce356"/>
          <table:table-cell table:style-name="ce365" office:value-type="string" calcext:value-type="string">
            <text:p>To:</text:p>
          </table:table-cell>
          <table:table-cell table:style-name="ce371" office:value-type="string" calcext:value-type="string">
            <text:p>9/23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7]-[.B8]+[.C8]" office:value-type="float" office:value="-612.28" calcext:value-type="float">
            <text:p>-612.28</text:p>
          </table:table-cell>
          <table:table-cell table:style-name="ce356"/>
          <table:table-cell table:style-name="ce365" office:value-type="string" calcext:value-type="string">
            <text:p>secure code</text:p>
          </table:table-cell>
          <table:table-cell table:style-name="ce372" office:value-type="string" calcext:value-type="string">
            <text:p>Florence98111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8]-[.B9]+[.C9]" office:value-type="float" office:value="-612.28" calcext:value-type="float">
            <text:p>-612.28</text:p>
          </table:table-cell>
          <table:table-cell table:style-name="ce356"/>
          <table:table-cell table:style-name="ce365" office:value-type="string" calcext:value-type="string">
            <text:p>user id</text:p>
          </table:table-cell>
          <table:table-cell table:style-name="ce373" office:value-type="string" calcext:value-type="string">
            <text:p>MARKGADSBY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9]-[.B10]+[.C10]" office:value-type="float" office:value="-612.28" calcext:value-type="float">
            <text:p>-612.28</text:p>
          </table:table-cell>
          <table:table-cell table:style-name="ce356"/>
          <table:table-cell table:style-name="ce366" table:number-columns-repeated="3"/>
          <table:table-cell table:style-name="ce392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0]-[.B11]+[.C11]" office:value-type="float" office:value="-612.28" calcext:value-type="float">
            <text:p>-612.28</text:p>
          </table:table-cell>
          <table:table-cell table:style-name="ce356"/>
          <table:table-cell table:style-name="ce367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1]-[.B12]+[.C12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2]-[.B13]+[.C13]" office:value-type="float" office:value="-612.28" calcext:value-type="float">
            <text:p>-612.28</text:p>
          </table:table-cell>
          <table:table-cell table:style-name="ce362"/>
          <table:table-cell/>
          <table:table-cell table:style-name="ce374" office:value-type="string" calcext:value-type="string">
            <text:p>New Card: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3]-[.B14]+[.C14]" office:value-type="float" office:value="-612.28" calcext:value-type="float">
            <text:p>-612.28</text:p>
          </table:table-cell>
          <table:table-cell table:style-name="ce362"/>
          <table:table-cell/>
          <table:table-cell table:style-name="ce375" office:value-type="string" calcext:value-type="string">
            <text:p>Update Oysters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4]-[.B15]+[.C15]" office:value-type="float" office:value="-612.28" calcext:value-type="float">
            <text:p>-612.28</text:p>
          </table:table-cell>
          <table:table-cell table:style-name="ce362"/>
          <table:table-cell/>
          <table:table-cell table:style-name="ce377" office:value-type="string" calcext:value-type="string">
            <text:p>Update Film Club</text:p>
          </table:table-cell>
          <table:table-cell table:style-name="ce383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5]-[.B16]+[.C16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6]-[.B17]+[.C17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7]-[.B18]+[.C18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8]-[.B19]+[.C19]" office:value-type="float" office:value="-612.28" calcext:value-type="float">
            <text:p>-612.28</text:p>
          </table:table-cell>
          <table:table-cell table:style-name="ce362"/>
          <table:table-cell/>
          <table:table-cell table:style-name="ce378" office:value-type="string" calcext:value-type="string">
            <text:p>CPC </text:p>
          </table:table-cell>
          <table:table-cell table:style-name="ce384" office:value-type="string" calcext:value-type="string">
            <text:p>MarkGadsby</text:p>
          </table:table-cell>
          <table:table-cell table:style-name="ce384"/>
          <table:table-cell table:style-name="ce384" office:value-type="string" calcext:value-type="string">
            <text:p>Florence98?</text:p>
          </table:table-cell>
          <table:table-cell table:style-name="ce393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9]-[.B20]+[.C20]" office:value-type="float" office:value="-612.28" calcext:value-type="float">
            <text:p>-612.28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0]-[.B21]+[.C21]" office:value-type="float" office:value="-612.28" calcext:value-type="float">
            <text:p>-612.28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1]-[.B22]+[.C22]" office:value-type="float" office:value="-612.28" calcext:value-type="float">
            <text:p>-612.28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2]-[.B23]+[.C23]" office:value-type="float" office:value="-612.28" calcext:value-type="float">
            <text:p>-612.28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3]-[.B24]+[.C24]" office:value-type="float" office:value="-612.28" calcext:value-type="float">
            <text:p>-612.28</text:p>
          </table:table-cell>
          <table:table-cell table:style-name="ce362"/>
          <table:table-cell/>
          <table:table-cell table:style-name="ce380"/>
          <table:table-cell table:style-name="ce386" table:number-columns-repeated="3"/>
          <table:table-cell table:style-name="ce395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4]-[.B25]+[.C25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5]-[.B26]+[.C26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6]-[.B27]+[.C27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7]-[.B28]+[.C28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8]-[.B29]+[.C29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9]-[.B30]+[.C30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0]-[.B31]+[.C31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1]-[.B32]+[.C32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2]-[.B33]+[.C33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3]-[.B34]+[.C34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4]-[.B35]+[.C35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5]-[.B36]+[.C36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3">
          <table:table-cell table:style-name="ce352"/>
          <table:table-cell table:style-name="ce356" table:number-columns-repeated="2"/>
          <table:table-cell table:style-name="ce356" table:formula="of:=[.D36]-[.B37]+[.C37]" office:value-type="float" office:value="-612.28" calcext:value-type="float">
            <text:p>-612.28</text:p>
          </table:table-cell>
          <table:table-cell table:style-name="ce362"/>
          <table:table-cell table:style-name="ce368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7]-[.B38]+[.C38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8]-[.B39]+[.C39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9]-[.B40]+[.C40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0]-[.B41]+[.C41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1]-[.B42]+[.C42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2]-[.B43]+[.C43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3]-[.B44]+[.C44]" office:value-type="float" office:value="-612.28" calcext:value-type="float">
            <text:p>-612.2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3" office:value-type="string" calcext:value-type="string">
            <text:p>Total</text:p>
          </table:table-cell>
          <table:table-cell table:style-name="ce357" table:number-columns-repeated="2"/>
          <table:table-cell table:style-name="ce360" table:formula="of:=[.D44]-[.B45]+[.C45]" office:value-type="float" office:value="-612.28" calcext:value-type="float">
            <text:p>-612.28</text:p>
          </table:table-cell>
          <table:table-cell table:style-name="ce36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354"/>
        <table:table-column table:style-name="co15" table:number-columns-repeated="2" table:default-cell-style-name="ce345"/>
        <table:table-column table:style-name="co18" table:default-cell-style-name="ce419"/>
        <table:table-column table:style-name="co19" table:default-cell-style-name="ce187"/>
        <table:table-column table:style-name="co14" table:default-cell-style-name="ce187"/>
        <table:table-column table:style-name="co20" table:default-cell-style-name="ce187"/>
        <table:table-column table:style-name="co21" table:default-cell-style-name="ce187"/>
        <table:table-column table:style-name="co15" table:number-columns-repeated="56" table:default-cell-style-name="ce345"/>
        <table:table-row table:style-name="ro1">
          <table:table-cell table:style-name="ce255" office:value-type="string" calcext:value-type="string">
            <text:p>SMILE</text:p>
          </table:table-cell>
          <table:table-cell table:style-name="ce264" table:number-columns-repeated="2"/>
          <table:table-cell table:style-name="ce276" office:value-type="float" office:value="4816.07" calcext:value-type="float">
            <text:p>4816.07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office:value-type="float" office:value="3.39" calcext:value-type="float">
            <text:p>3.39</text:p>
          </table:table-cell>
          <table:table-cell table:style-name="ce268"/>
          <table:table-cell table:style-name="ce278" table:formula="of:=[.D1]-[.B2]+[.C2]" office:value-type="float" office:value="4812.68" calcext:value-type="float">
            <text:p>4812.68</text:p>
          </table:table-cell>
          <table:table-cell table:style-name="ce268"/>
          <table:table-cell table:style-name="ce289" office:value-type="string" calcext:value-type="string">
            <text:p>10001112</text:p>
          </table:table-cell>
          <table:table-cell table:style-name="ce289" table:number-columns-repeated="2"/>
          <table:table-cell table:style-name="ce318"/>
          <table:table-cell table:number-columns-repeated="55"/>
        </table:table-row>
        <table:table-row table:style-name="ro1">
          <table:table-cell table:style-name="ce256"/>
          <table:table-cell table:style-name="ce268" office:value-type="float" office:value="3.6" calcext:value-type="float">
            <text:p>3.6</text:p>
          </table:table-cell>
          <table:table-cell table:style-name="ce268"/>
          <table:table-cell table:style-name="ce278" table:formula="of:=[.D2]-[.B3]+[.C3]" office:value-type="float" office:value="4809.08" calcext:value-type="float">
            <text:p>4809.08</text:p>
          </table:table-cell>
          <table:table-cell table:style-name="ce268"/>
          <table:table-cell table:style-name="ce290" office:value-type="string" calcext:value-type="string">
            <text:p>08 92 86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office:value-type="float" office:value="4.7" calcext:value-type="float">
            <text:p>4.7</text:p>
          </table:table-cell>
          <table:table-cell table:style-name="ce268"/>
          <table:table-cell table:style-name="ce278" table:formula="of:=[.D3]-[.B4]+[.C4]" office:value-type="float" office:value="4804.38" calcext:value-type="float">
            <text:p>4804.38</text:p>
          </table:table-cell>
          <table:table-cell table:style-name="ce268"/>
          <table:table-cell table:style-name="ce290" office:value-type="string" calcext:value-type="string">
            <text:p>498824572300314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office:value-type="float" office:value="23.47" calcext:value-type="float">
            <text:p>23.47</text:p>
          </table:table-cell>
          <table:table-cell table:style-name="ce268"/>
          <table:table-cell table:style-name="ce278" table:formula="of:=[.D4]-[.B5]+[.C5]" office:value-type="float" office:value="4780.91" calcext:value-type="float">
            <text:p>4780.91</text:p>
          </table:table-cell>
          <table:table-cell table:style-name="ce268"/>
          <table:table-cell table:style-name="ce290" office:value-type="string" calcext:value-type="string">
            <text:p>4988 2457 2300 3140</text:p>
          </table:table-cell>
          <table:table-cell table:style-name="ce290"/>
          <table:table-cell table:style-name="ce290" office:value-type="float" office:value="154" calcext:value-type="float">
            <text:p>154</text:p>
          </table:table-cell>
          <table:table-cell table:style-name="ce320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56"/>
          <table:table-cell table:style-name="ce268" office:value-type="float" office:value="107.45" calcext:value-type="float">
            <text:p>107.45</text:p>
          </table:table-cell>
          <table:table-cell table:style-name="ce268"/>
          <table:table-cell table:style-name="ce278" table:formula="of:=[.D5]-[.B6]+[.C6]" office:value-type="float" office:value="4673.46" calcext:value-type="float">
            <text:p>4673.46</text:p>
          </table:table-cell>
          <table:table-cell table:style-name="ce268" office:value-type="string" calcext:value-type="string">
            <text:p>present</text:p>
          </table:table-cell>
          <table:table-cell table:style-name="ce291" office:value-type="string" calcext:value-type="string">
            <text:p>05/17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office:value-type="float" office:value="180" calcext:value-type="float">
            <text:p>180</text:p>
          </table:table-cell>
          <table:table-cell table:style-name="ce268"/>
          <table:table-cell table:style-name="ce278" table:formula="of:=[.D6]-[.B7]+[.C7]" office:value-type="float" office:value="4493.46" calcext:value-type="float">
            <text:p>4493.46</text:p>
          </table:table-cell>
          <table:table-cell table:style-name="ce268" office:value-type="string" calcext:value-type="string">
            <text:p>holiday</text:p>
          </table:table-cell>
          <table:table-cell table:style-name="ce290" office:value-type="string" calcext:value-type="string">
            <text:p>06/2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office:value-type="float" office:value="125" calcext:value-type="float">
            <text:p>125</text:p>
          </table:table-cell>
          <table:table-cell table:style-name="ce268"/>
          <table:table-cell table:style-name="ce278" table:formula="of:=[.D7]-[.B8]+[.C8]" office:value-type="float" office:value="4368.46" calcext:value-type="float">
            <text:p>4368.46</text:p>
          </table:table-cell>
          <table:table-cell table:style-name="ce268" office:value-type="string" calcext:value-type="string">
            <text:p>holiday</text:p>
          </table:table-cell>
          <table:table-cell table:style-name="ce292" office:value-type="string" calcext:value-type="string">
            <text:p>MR MARK R GADSBY</text:p>
          </table:table-cell>
          <table:table-cell table:style-name="ce292" table:number-columns-repeated="2"/>
          <table:table-cell table:style-name="ce323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8]-[.B9]+[.C9]" office:value-type="float" office:value="4368.46" calcext:value-type="float">
            <text:p>4368.46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9]-[.B10]+[.C10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419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0]-[.B11]+[.C11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419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1]-[.B12]+[.C12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210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2]-[.B13]+[.C13]" office:value-type="float" office:value="4368.46" calcext:value-type="float">
            <text:p>4368.46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3]-[.B14]+[.C14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419"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4]-[.B15]+[.C15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293"/>
          <table:table-cell table:number-columns-repeated="2"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5]-[.B16]+[.C16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295"/>
          <table:table-cell table:style-name="ce419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6]-[.B17]+[.C17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295"/>
          <table:table-cell table:style-name="ce43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7]-[.B18]+[.C18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437"/>
          <table:table-cell table:style-name="ce324"/>
          <table:table-cell table:number-columns-repeated="54"/>
        </table:table-row>
        <table:table-row table:style-name="ro4">
          <table:table-cell table:style-name="ce256"/>
          <table:table-cell table:style-name="ce268" table:number-columns-repeated="2"/>
          <table:table-cell table:style-name="ce278" table:formula="of:=[.D18]-[.B19]+[.C19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24"/>
          <table:table-cell table:style-name="ce437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9]-[.B20]+[.C20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296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0]-[.B21]+[.C21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297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7"/>
          <table:table-cell table:style-name="ce268" table:number-columns-repeated="2"/>
          <table:table-cell table:style-name="ce278" table:formula="of:=[.D21]-[.B22]+[.C22]" office:value-type="float" office:value="4368.46" calcext:value-type="float">
            <text:p>4368.46</text:p>
          </table:table-cell>
          <table:table-cell table:style-name="ce286"/>
          <table:table-cell/>
          <table:table-cell table:style-name="Default"/>
          <table:table-cell/>
          <table:table-cell table:style-name="ce437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2]-[.B23]+[.C23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432" table:number-columns-repeated="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3]-[.B24]+[.C24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419"/>
          <table:table-cell table:style-name="ce437"/>
          <table:table-cell table:style-name="ce324" table:number-columns-repeated="2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4]-[.B25]+[.C25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299"/>
          <table:table-cell table:style-name="ce43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5]-[.B26]+[.C26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300"/>
          <table:table-cell table:style-name="ce437"/>
          <table:table-cell table:style-name="ce324"/>
          <table:table-cell table:style-name="ce437"/>
          <table:table-cell table:style-name="ce419"/>
          <table:table-cell table:number-columns-repeated="53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6]-[.B27]+[.C27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301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7]-[.B28]+[.C28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301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8]-[.B29]+[.C29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9]-[.B30]+[.C30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0]-[.B31]+[.C31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1]-[.B32]+[.C32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2]-[.B33]+[.C33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302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3]-[.B34]+[.C34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301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4]-[.B35]+[.C35]" office:value-type="float" office:value="4368.46" calcext:value-type="float">
            <text:p>4368.46</text:p>
          </table:table-cell>
          <table:table-cell table:style-name="ce285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5]-[.B36]+[.C36]" office:value-type="float" office:value="4368.46" calcext:value-type="float">
            <text:p>4368.46</text:p>
          </table:table-cell>
          <table:table-cell table:style-name="ce286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6]-[.B37]+[.C37]" office:value-type="float" office:value="4368.46" calcext:value-type="float">
            <text:p>4368.46</text:p>
          </table:table-cell>
          <table:table-cell table:style-name="ce285"/>
          <table:table-cell/>
          <table:table-cell table:style-name="ce300"/>
          <table:table-cell table:style-name="ce437"/>
          <table:table-cell table:number-columns-repeated="56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7]-[.B38]+[.C38]" office:value-type="float" office:value="4368.46" calcext:value-type="float">
            <text:p>4368.46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8]-[.B39]+[.C39]" office:value-type="float" office:value="4368.46" calcext:value-type="float">
            <text:p>4368.46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9]-[.B40]+[.C40]" office:value-type="float" office:value="4368.46" calcext:value-type="float">
            <text:p>4368.46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0]-[.B41]+[.C41]" office:value-type="float" office:value="4368.46" calcext:value-type="float">
            <text:p>4368.46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1]-[.B42]+[.C42]" office:value-type="float" office:value="4368.46" calcext:value-type="float">
            <text:p>4368.46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2]-[.B43]+[.C43]" office:value-type="float" office:value="4368.46" calcext:value-type="float">
            <text:p>4368.46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3]-[.B44]+[.C44]" office:value-type="float" office:value="4368.46" calcext:value-type="float">
            <text:p>4368.46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8" office:value-type="string" calcext:value-type="string">
            <text:p>Total</text:p>
          </table:table-cell>
          <table:table-cell table:style-name="ce270" table:number-columns-repeated="2"/>
          <table:table-cell table:style-name="ce279" table:formula="of:=[.D44]-[.B45]+[.C45]" office:value-type="float" office:value="4368.46" calcext:value-type="float">
            <text:p>4368.46</text:p>
          </table:table-cell>
          <table:table-cell table:style-name="ce287"/>
          <table:table-cell table:number-columns-repeated="59"/>
        </table:table-row>
        <table:table-row table:style-name="ro1">
          <table:table-cell table:style-name="ce259"/>
          <table:table-cell table:style-name="ce271" table:number-columns-repeated="2"/>
          <table:table-cell table:style-name="ce280"/>
          <table:table-cell table:style-name="ce288"/>
          <table:table-cell table:number-columns-repeated="59"/>
        </table:table-row>
        <table:table-row table:style-name="ro1">
          <table:table-cell table:style-name="ce261" office:value-type="string" calcext:value-type="string">
            <text:p>Info:</text:p>
          </table:table-cell>
          <table:table-cell table:style-name="ce272" table:number-columns-repeated="2"/>
          <table:table-cell table:style-name="ce281"/>
          <table:table-cell table:style-name="ce288"/>
          <table:table-cell table:number-columns-repeated="59"/>
        </table:table-row>
        <table:table-row table:style-name="ro1">
          <table:table-cell table:style-name="ce262" office:value-type="string" calcext:value-type="string">
            <text:p>ICE Save Originator Identification 424430</text:p>
          </table:table-cell>
          <table:table-cell table:style-name="ce274" table:number-columns-repeated="2"/>
          <table:table-cell table:style-name="ce282"/>
          <table:table-cell table:style-name="ce288"/>
          <table:table-cell table:number-columns-repeated="59"/>
        </table:table-row>
        <table:table-row table:style-name="ro1">
          <table:table-cell table:style-name="ce263" office:value-type="string" calcext:value-type="string">
            <text:p>Ref: INV DD 000571060</text:p>
          </table:table-cell>
          <table:table-cell table:style-name="ce275" table:number-columns-repeated="2"/>
          <table:table-cell table:style-name="ce283"/>
          <table:table-cell table:style-name="ce28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76700789777713" calcext:value-type="percentage">
            <text:p>1.77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2900" office:value-type="float" office:value="52900" calcext:value-type="float">
            <text:p>£52,9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400" calcext:value-type="float">
            <text:p>£55,4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7900" calcext:value-type="float">
            <text:p>£57,9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400" calcext:value-type="float">
            <text:p>£60,4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2900" calcext:value-type="float">
            <text:p>£62,9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400" calcext:value-type="float">
            <text:p>£65,4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400" calcext:value-type="float">
            <text:p>£65,4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091.00412753862" calcext:value-type="float">
            <text:p>5091.00</text:p>
          </table:table-cell>
          <table:table-cell table:style-name="ce733" table:formula="of:=([.E31])+[.M15]+[.M5]" office:value-type="float" office:value="318581.0810223" calcext:value-type="float">
            <text:p>318,581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400" calcext:value-type="float">
            <text:p>£67,4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400" calcext:value-type="float">
            <text:p>£69,4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400" calcext:value-type="float">
            <text:p>£71,4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458.2041275386" calcext:value-type="float">
            <text:p>18458.20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400" calcext:value-type="float">
            <text:p>£73,4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7670078977771" calcext:value-type="percentage">
            <text:p>117.67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400" calcext:value-type="float">
            <text:p>£75,4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243.219632234" calcext:value-type="float">
            <text:p>16243.22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7108.550478068" calcext:value-type="float">
            <text:p>247108.55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400" calcext:value-type="float">
            <text:p>£77,4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400" calcext:value-type="float">
            <text:p>£79,4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7108.550478068" calcext:value-type="float">
            <text:p>247,109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400" calcext:value-type="float">
            <text:p>£81,4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470.059632234" calcext:value-type="float">
            <text:p>13470.06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400" calcext:value-type="float">
            <text:p>£83,4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59.039608312192" calcext:value-type="float">
            <text:p>259.04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400" calcext:value-type="float">
            <text:p>£85,4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400" calcext:value-type="float">
            <text:p>£85,4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600" calcext:value-type="float">
            <text:p>£80,6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224.2083656084" calcext:value-type="float">
            <text:p>£89,224.21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2800.807174158" calcext:value-type="float">
            <text:p>£102,800.81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617.3055559038" calcext:value-type="float">
            <text:p>£86,617.31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147.840185918" calcext:value-type="float">
            <text:p>£100,147.84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7917.4604314568" calcext:value-type="float">
            <text:p>£77,917.46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294.268111028" calcext:value-type="float">
            <text:p>£85,294.27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2801.4245649011" calcext:value-type="float">
            <text:p>£62,801.42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9911.1306968794" calcext:value-type="float">
            <text:p>£69,911.13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146.4658977185" calcext:value-type="float">
            <text:p>£47,146.47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3979.547673654" calcext:value-type="float">
            <text:p>£53,979.55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0933.3705442319" calcext:value-type="float">
            <text:p>£60,933.37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8010.0680141303" calcext:value-type="float">
            <text:p>£68,010.07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211.8112872235" calcext:value-type="float">
            <text:p>£75,211.81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2540.80993273" calcext:value-type="float">
            <text:p>£82,540.81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281.9067077897" calcext:value-type="float">
            <text:p>5281.91</text:p>
          </table:table-cell>
          <table:table-cell table:style-name="ce733" table:formula="of:=[.E34]+[.M15]+[.M5]" office:value-type="float" office:value="340188.520410798" calcext:value-type="float">
            <text:p>340,189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280.9607077897" calcext:value-type="float">
            <text:p>20280.9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441.6262086991" calcext:value-type="float">
            <text:p>17441.63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668.4662086991" calcext:value-type="float">
            <text:p>14668.47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2.08588862883" calcext:value-type="float">
            <text:p>282.09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54"/>
        <table:table-column table:style-name="co20" table:default-cell-style-name="ce187"/>
        <table:table-column table:style-name="co15" table:default-cell-style-name="ce345"/>
        <table:table-column table:style-name="co14" table:default-cell-style-name="ce187"/>
        <table:table-column table:style-name="co32" table:default-cell-style-name="ce187"/>
        <table:table-column table:style-name="co17" table:number-columns-repeated="2" table:default-cell-style-name="ce187"/>
        <table:table-column table:style-name="co9" table:default-cell-style-name="ce187"/>
        <table:table-column table:style-name="co15" table:default-cell-style-name="ce345"/>
        <table:table-column table:style-name="co33" table:default-cell-style-name="ce419"/>
        <table:table-column table:style-name="co34" table:default-cell-style-name="ce187"/>
        <table:table-column table:style-name="co21" table:default-cell-style-name="ce187"/>
        <table:table-column table:style-name="co12" table:default-cell-style-name="ce187"/>
        <table:table-column table:style-name="co35" table:default-cell-style-name="ce187"/>
        <table:table-column table:style-name="co3" table:default-cell-style-name="ce187"/>
        <table:table-column table:style-name="co36" table:default-cell-style-name="ce187"/>
        <table:table-column table:style-name="co21" table:default-cell-style-name="ce187"/>
        <table:table-column table:style-name="co2" table:default-cell-style-name="ce187"/>
        <table:table-column table:style-name="co18" table:default-cell-style-name="ce187"/>
        <table:table-column table:style-name="co19" table:default-cell-style-name="ce187"/>
        <table:table-column table:style-name="co15" table:number-columns-repeated="2" table:default-cell-style-name="ce345"/>
        <table:table-column table:style-name="co37" table:default-cell-style-name="ce187"/>
        <table:table-column table:style-name="co15" table:number-columns-repeated="41" table:default-cell-style-name="ce345"/>
        <table:table-row table:style-name="ro1">
          <table:table-cell table:style-name="ce540" office:value-type="float" office:value="13892603" calcext:value-type="float">
            <text:p>13892603</text:p>
          </table:table-cell>
          <table:table-cell table:style-name="ce550" office:value-type="string" calcext:value-type="string">
            <text:p>20 32 53</text:p>
          </table:table-cell>
          <table:table-cell table:style-name="ce550"/>
          <table:table-cell table:style-name="ce550" office:value-type="string" calcext:value-type="string">
            <text:p>ZB19333E7EFCAF1</text:p>
          </table:table-cell>
          <table:table-cell table:style-name="ce569"/>
          <table:table-cell table:style-name="ce555" office:value-type="string" calcext:value-type="string">
            <text:p>Coventry Family First </text:p>
          </table:table-cell>
          <table:table-cell table:style-name="ce558" table:number-columns-repeated="2"/>
          <table:table-cell table:style-name="ce567"/>
          <table:table-cell table:style-name="ce187"/>
          <table:table-cell table:style-name="ce574" office:value-type="string" calcext:value-type="string">
            <text:p>Nationwide Flex Account</text:p>
          </table:table-cell>
          <table:table-cell table:style-name="ce616"/>
          <table:table-cell table:style-name="ce905" table:number-columns-repeated="2"/>
          <table:table-cell table:style-name="ce632"/>
          <table:table-cell table:number-columns-repeated="49"/>
        </table:table-row>
        <table:table-row table:style-name="ro1">
          <table:table-cell table:style-name="ce541"/>
          <table:table-cell table:style-name="ce551" table:number-columns-repeated="3"/>
          <table:table-cell table:style-name="ce570"/>
          <table:table-cell table:style-name="ce556" office:value-type="string" calcext:value-type="string">
            <text:p>Account No:</text:p>
          </table:table-cell>
          <table:table-cell table:style-name="ce559"/>
          <table:table-cell table:style-name="ce559" office:value-type="string" calcext:value-type="string">
            <text:p>9 <text:s/>40837041</text:p>
          </table:table-cell>
          <table:table-cell table:style-name="ce311"/>
          <table:table-cell table:style-name="ce187"/>
          <table:table-cell table:style-name="ce575" office:value-type="string" calcext:value-type="string">
            <text:p>MR MR GADSBY</text:p>
          </table:table-cell>
          <table:table-cell table:style-name="ce370" table:number-columns-repeated="3"/>
          <table:table-cell table:style-name="ce929"/>
          <table:table-cell table:number-columns-repeated="49"/>
        </table:table-row>
        <table:table-row table:style-name="ro1">
          <table:table-cell table:style-name="ce541" office:value-type="date" office:date-value="2019-11-30" calcext:value-type="date">
            <text:p>30-Nov</text:p>
          </table:table-cell>
          <table:table-cell table:style-name="ce552"/>
          <table:table-cell table:style-name="ce551"/>
          <table:table-cell table:style-name="ce562" office:value-type="float" office:value="60000" calcext:value-type="float">
            <text:p>60000</text:p>
          </table:table-cell>
          <table:table-cell table:style-name="ce570"/>
          <table:table-cell table:style-name="ce556" office:value-type="string" calcext:value-type="string">
            <text:p>Sort Code:</text:p>
          </table:table-cell>
          <table:table-cell table:style-name="ce559"/>
          <table:table-cell table:style-name="ce559" office:value-type="string" calcext:value-type="string">
            <text:p>40 63 01</text:p>
          </table:table-cell>
          <table:table-cell table:style-name="ce631"/>
          <table:table-cell table:style-name="ce187"/>
          <table:table-cell table:style-name="ce575" office:value-type="string" calcext:value-type="string">
            <text:p>Account No:</text:p>
          </table:table-cell>
          <table:table-cell table:style-name="ce617"/>
          <table:table-cell table:style-name="ce617" office:value-type="string" calcext:value-type="string">
            <text:p>03153328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/>
          <table:table-cell table:style-name="ce559" table:number-columns-repeated="2"/>
          <table:table-cell table:style-name="ce311"/>
          <table:table-cell table:style-name="ce187"/>
          <table:table-cell table:style-name="ce576" office:value-type="string" calcext:value-type="string">
            <text:p>Sort Code:</text:p>
          </table:table-cell>
          <table:table-cell table:style-name="ce617"/>
          <table:table-cell table:style-name="ce619" office:value-type="string" calcext:value-type="string">
            <text:p>07 01 16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office:value-type="date" office:date-value="2019-09-06" calcext:value-type="date">
            <text:p>06-Sep</text:p>
          </table:table-cell>
          <table:table-cell table:style-name="ce559" table:number-columns-repeated="2"/>
          <table:table-cell table:style-name="ce311" office:value-type="float" office:value="7874.28" calcext:value-type="float">
            <text:p>7874.28</text:p>
          </table:table-cell>
          <table:table-cell table:style-name="ce187"/>
          <table:table-cell table:style-name="ce576" office:value-type="string" calcext:value-type="string">
            <text:p>Card Number:</text:p>
          </table:table-cell>
          <table:table-cell table:style-name="ce619"/>
          <table:table-cell table:style-name="ce370" office:value-type="string" calcext:value-type="string">
            <text:p>4543 1338 9410 7429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office:value-type="date" office:date-value="2019-09-16" calcext:value-type="date">
            <text:p>16-Sep</text:p>
          </table:table-cell>
          <table:table-cell table:style-name="ce559" office:value-type="float" office:value="6000" calcext:value-type="float">
            <text:p>6000</text:p>
          </table:table-cell>
          <table:table-cell table:style-name="ce559" office:value-type="float" office:value="82.8" calcext:value-type="float">
            <text:p>82.8</text:p>
          </table:table-cell>
          <table:table-cell table:style-name="ce311" table:formula="of:=[.I5]-[.G6]+[.H6]" office:value-type="float" office:value="1957.08" calcext:value-type="float">
            <text:p>1957.08</text:p>
          </table:table-cell>
          <table:table-cell table:style-name="ce187"/>
          <table:table-cell table:style-name="ce576" office:value-type="string" calcext:value-type="string">
            <text:p>From </text:p>
          </table:table-cell>
          <table:table-cell table:style-name="ce618"/>
          <table:table-cell table:style-name="ce906" office:value-type="string" calcext:value-type="string">
            <text:p>07/08</text:p>
          </table:table-cell>
          <table:table-cell table:style-name="ce627"/>
          <table:table-cell table:style-name="ce388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6]+28" office:value-type="date" office:date-value="2019-10-14" calcext:value-type="date">
            <text:p>14-Oct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311" table:formula="of:=[.I6]-[.G7]+[.H7]" office:value-type="float" office:value="2039.88" calcext:value-type="float">
            <text:p>2039.88</text:p>
          </table:table-cell>
          <table:table-cell table:style-name="ce187"/>
          <table:table-cell table:style-name="ce575" office:value-type="string" calcext:value-type="string">
            <text:p>To</text:p>
          </table:table-cell>
          <table:table-cell table:style-name="ce618"/>
          <table:table-cell table:style-name="ce906" office:value-type="string" calcext:value-type="string">
            <text:p>07/11</text:p>
          </table:table-cell>
          <table:table-cell table:style-name="ce627"/>
          <table:table-cell table:style-name="ce388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7]+28" office:value-type="date" office:date-value="2019-11-11" calcext:value-type="date">
            <text:p>11-Nov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311" table:formula="of:=[.I7]-[.G8]+[.H8]" office:value-type="float" office:value="2122.68" calcext:value-type="float">
            <text:p>2122.68</text:p>
          </table:table-cell>
          <table:table-cell table:style-name="ce187"/>
          <table:table-cell table:style-name="ce575"/>
          <table:table-cell table:style-name="ce618"/>
          <table:table-cell table:style-name="ce627" office:value-type="float" office:value="107" calcext:value-type="float">
            <text:p>107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4"/>
          <table:table-cell table:style-name="ce570"/>
          <table:table-cell table:style-name="ce556" table:formula="of:=[.F8]+28" office:value-type="date" office:date-value="2019-12-09" calcext:value-type="date">
            <text:p>09-Dec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311" table:formula="of:=[.I8]-[.G9]+[.H9]" office:value-type="float" office:value="2205.48" calcext:value-type="float">
            <text:p>2205.48</text:p>
          </table:table-cell>
          <table:table-cell table:style-name="ce187"/>
          <table:table-cell table:style-name="ce894"/>
          <table:table-cell table:style-name="ce900" office:value-type="date" office:date-value="2015-05-19" calcext:value-type="date">
            <text:p>19-May</text:p>
          </table:table-cell>
          <table:table-cell table:style-name="ce922"/>
          <table:table-cell table:style-name="ce925"/>
          <table:table-cell table:style-name="ce930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9]+28" office:value-type="date" office:date-value="2020-01-06" calcext:value-type="date">
            <text:p>06-Jan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311" table:formula="of:=[.I9]-[.G10]+[.H10]" office:value-type="float" office:value="2288.28" calcext:value-type="float">
            <text:p>2288.28</text:p>
          </table:table-cell>
          <table:table-cell table:style-name="ce187"/>
          <table:table-cell table:style-name="ce575"/>
          <table:table-cell table:style-name="ce618"/>
          <table:table-cell table:style-name="ce627" table:number-columns-repeated="2"/>
          <table:table-cell table:style-name="ce388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3"/>
          <table:table-cell table:style-name="ce551" table:number-columns-repeated="2"/>
          <table:table-cell table:style-name="ce565"/>
          <table:table-cell table:style-name="ce570"/>
          <table:table-cell table:style-name="ce556" table:formula="of:=[.F10]+28" office:value-type="date" office:date-value="2020-02-03" calcext:value-type="date">
            <text:p>03-Feb</text:p>
          </table:table-cell>
          <table:table-cell table:style-name="ce559" table:number-columns-repeated="2"/>
          <table:table-cell table:style-name="ce311" table:formula="of:=[.I10]-[.G11]+[.H11]" office:value-type="float" office:value="2288.28" calcext:value-type="float">
            <text:p>2288.28</text:p>
          </table:table-cell>
          <table:table-cell table:style-name="ce187"/>
          <table:table-cell table:style-name="ce575"/>
          <table:table-cell table:style-name="ce618"/>
          <table:table-cell table:style-name="ce627" table:number-columns-repeated="2"/>
          <table:table-cell table:style-name="ce388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4"/>
          <table:table-cell table:style-name="ce553"/>
          <table:table-cell table:style-name="ce551" table:number-columns-repeated="2"/>
          <table:table-cell table:style-name="ce570"/>
          <table:table-cell table:style-name="ce556" table:formula="of:=[.F11]+28" office:value-type="date" office:date-value="2020-03-02" calcext:value-type="date">
            <text:p>02-Mar</text:p>
          </table:table-cell>
          <table:table-cell table:style-name="ce559" table:number-columns-repeated="2"/>
          <table:table-cell table:style-name="ce311" table:formula="of:=[.I11]-[.G12]+[.H12]" office:value-type="float" office:value="2288.28" calcext:value-type="float">
            <text:p>2288.28</text:p>
          </table:table-cell>
          <table:table-cell table:style-name="ce187"/>
          <table:table-cell table:style-name="ce579" office:value-type="string" calcext:value-type="string">
            <text:p>Total</text:p>
          </table:table-cell>
          <table:table-cell table:style-name="ce621"/>
          <table:table-cell table:style-name="ce628" table:number-columns-repeated="2"/>
          <table:table-cell table:style-name="ce635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5" office:value-type="string" calcext:value-type="string">
            <text:p>Total</text:p>
          </table:table-cell>
          <table:table-cell table:style-name="ce554" table:number-columns-repeated="2"/>
          <table:table-cell table:style-name="ce566" table:formula="of:=SUM([.D2:.D12])" office:value-type="float" office:value="60000" calcext:value-type="float">
            <text:p>60000</text:p>
          </table:table-cell>
          <table:table-cell table:style-name="ce571"/>
          <table:table-cell table:style-name="ce556" table:formula="of:=[.F12]+28" office:value-type="date" office:date-value="2020-03-30" calcext:value-type="date">
            <text:p>30-Mar</text:p>
          </table:table-cell>
          <table:table-cell table:style-name="ce559" table:number-columns-repeated="2"/>
          <table:table-cell table:style-name="ce311" table:formula="of:=[.I12]-[.G13]+[.H13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/>
          <table:table-cell table:style-name="ce555" office:value-type="string" calcext:value-type="string">
            <text:p>Coventry Family First </text:p>
          </table:table-cell>
          <table:table-cell table:style-name="ce558" table:number-columns-repeated="2"/>
          <table:table-cell table:style-name="ce567"/>
          <table:table-cell table:style-name="ce556" table:formula="of:=[.F13]+28" office:value-type="date" office:date-value="2020-04-27" calcext:value-type="date">
            <text:p>27-Apr</text:p>
          </table:table-cell>
          <table:table-cell table:style-name="ce559" table:number-columns-repeated="2"/>
          <table:table-cell table:style-name="ce311" table:formula="of:=[.I13]-[.G14]+[.H14]" office:value-type="float" office:value="2288.28" calcext:value-type="float">
            <text:p>2288.28</text:p>
          </table:table-cell>
          <table:table-cell table:style-name="ce187"/>
          <table:table-cell table:style-name="ce895" office:value-type="string" calcext:value-type="string">
            <text:p>Fixed Rate ISA (39)</text:p>
          </table:table-cell>
          <table:table-cell table:style-name="ce901" table:number-columns-repeated="2"/>
          <table:table-cell table:style-name="ce901" office:value-type="string" calcext:value-type="string">
            <text:p>MG 2017 allowence</text:p>
          </table:table-cell>
          <table:table-cell table:style-name="ce901"/>
          <table:table-cell table:style-name="ce931"/>
          <table:table-cell table:number-columns-repeated="48"/>
        </table:table-row>
        <table:table-row table:style-name="ro1">
          <table:table-cell table:style-name="Default"/>
          <table:table-cell table:style-name="ce556" office:value-type="string" calcext:value-type="string">
            <text:p>Account No:</text:p>
          </table:table-cell>
          <table:table-cell table:style-name="ce559"/>
          <table:table-cell table:style-name="ce559" office:value-type="string" calcext:value-type="string">
            <text:p>9 <text:s/>40837033</text:p>
          </table:table-cell>
          <table:table-cell table:style-name="ce311"/>
          <table:table-cell table:style-name="ce556" table:formula="of:=[.F14]+28" office:value-type="date" office:date-value="2020-05-25" calcext:value-type="date">
            <text:p>25-May</text:p>
          </table:table-cell>
          <table:table-cell table:style-name="ce559" table:number-columns-repeated="2"/>
          <table:table-cell table:style-name="ce311" table:formula="of:=[.I14]-[.G15]+[.H15]" office:value-type="float" office:value="2288.28" calcext:value-type="float">
            <text:p>2288.28</text:p>
          </table:table-cell>
          <table:table-cell table:style-name="ce187"/>
          <table:table-cell table:style-name="ce896" office:value-type="string" calcext:value-type="string">
            <text:p>Account No:</text:p>
          </table:table-cell>
          <table:table-cell table:style-name="ce902" office:value-type="string" calcext:value-type="string">
            <text:p>(9)71283485</text:p>
          </table:table-cell>
          <table:table-cell table:style-name="ce923" office:value-type="string" calcext:value-type="string">
            <text:p>40-63-01</text:p>
          </table:table-cell>
          <table:table-cell table:style-name="ce902" office:value-type="string" calcext:value-type="string">
            <text:p>Coventry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56" office:value-type="string" calcext:value-type="string">
            <text:p>Sort Code:</text:p>
          </table:table-cell>
          <table:table-cell table:style-name="ce559"/>
          <table:table-cell table:style-name="ce559" office:value-type="string" calcext:value-type="string">
            <text:p>40 63 01</text:p>
          </table:table-cell>
          <table:table-cell table:style-name="ce311"/>
          <table:table-cell table:style-name="ce556" table:formula="of:=[.F15]+28" office:value-type="date" office:date-value="2020-06-22" calcext:value-type="date">
            <text:p>22-Jun</text:p>
          </table:table-cell>
          <table:table-cell table:style-name="ce559" table:number-columns-repeated="2"/>
          <table:table-cell table:style-name="ce311" table:formula="of:=[.I15]-[.G16]+[.H16]" office:value-type="float" office:value="2288.28" calcext:value-type="float">
            <text:p>2288.28</text:p>
          </table:table-cell>
          <table:table-cell table:style-name="ce187"/>
          <table:table-cell table:style-name="ce896" office:value-type="string" calcext:value-type="string">
            <text:p>Rate</text:p>
          </table:table-cell>
          <table:table-cell table:style-name="ce903" office:value-type="percentage" office:value="0.014" calcext:value-type="percentage">
            <text:p>1.40%</text:p>
          </table:table-cell>
          <table:table-cell table:style-name="ce902"/>
          <table:table-cell table:style-name="ce926" office:value-type="float" office:value="0" calcext:value-type="float">
            <text:p>0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311"/>
          <table:table-cell table:style-name="ce556" table:formula="of:=[.F16]+28" office:value-type="date" office:date-value="2020-07-20" calcext:value-type="date">
            <text:p>20-Jul</text:p>
          </table:table-cell>
          <table:table-cell table:style-name="ce559" table:number-columns-repeated="2"/>
          <table:table-cell table:style-name="ce311" table:formula="of:=[.I16]-[.G17]+[.H17]" office:value-type="float" office:value="2288.28" calcext:value-type="float">
            <text:p>2288.28</text:p>
          </table:table-cell>
          <table:table-cell table:style-name="ce187"/>
          <table:table-cell table:style-name="ce897" office:value-type="date" office:date-value="2017-04-25" calcext:value-type="date">
            <text:p>25 Apr 2017</text:p>
          </table:table-cell>
          <table:table-cell table:style-name="ce902"/>
          <table:table-cell table:style-name="ce902" office:value-type="float" office:value="12500" calcext:value-type="float">
            <text:p>12500</text:p>
          </table:table-cell>
          <table:table-cell table:style-name="ce927" table:formula="of:=[.N16]-[.L17]+[.M17]" office:value-type="float" office:value="12500" calcext:value-type="float">
            <text:p>12500</text:p>
          </table:table-cell>
          <table:table-cell table:style-name="ce902" office:value-type="string" calcext:value-type="string">
            <text:p>MG 2017</text:p>
          </table:table-cell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57" office:value-type="date" office:date-value="2014-07-01" calcext:value-type="date">
            <text:p>01-Jul</text:p>
          </table:table-cell>
          <table:table-cell table:style-name="ce561"/>
          <table:table-cell table:style-name="ce559"/>
          <table:table-cell table:style-name="ce572" office:value-type="float" office:value="4.51" calcext:value-type="float">
            <text:p>4.51</text:p>
          </table:table-cell>
          <table:table-cell table:style-name="ce556" table:formula="of:=[.F17]+28" office:value-type="date" office:date-value="2020-08-17" calcext:value-type="date">
            <text:p>17-Aug</text:p>
          </table:table-cell>
          <table:table-cell table:style-name="ce559" table:number-columns-repeated="2"/>
          <table:table-cell table:style-name="ce311" table:formula="of:=[.I17]-[.G18]+[.H18]" office:value-type="float" office:value="2288.28" calcext:value-type="float">
            <text:p>2288.28</text:p>
          </table:table-cell>
          <table:table-cell table:style-name="ce187"/>
          <table:table-cell table:style-name="ce897" office:value-type="date" office:date-value="2017-05-31" calcext:value-type="date">
            <text:p>31 May 2017</text:p>
          </table:table-cell>
          <table:table-cell table:style-name="ce902"/>
          <table:table-cell table:style-name="ce902" office:value-type="float" office:value="17.26" calcext:value-type="float">
            <text:p>17.26</text:p>
          </table:table-cell>
          <table:table-cell table:style-name="ce927" table:formula="of:=[.N17]-[.L18]+[.M18]" office:value-type="float" office:value="12517.26" calcext:value-type="float">
            <text:p>12517.26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57" office:value-type="date" office:date-value="2014-07-03" calcext:value-type="date">
            <text:p>03-Jul</text:p>
          </table:table-cell>
          <table:table-cell table:style-name="ce559"/>
          <table:table-cell table:style-name="ce559" office:value-type="float" office:value="4000" calcext:value-type="float">
            <text:p>4000</text:p>
          </table:table-cell>
          <table:table-cell table:style-name="ce572" table:formula="of:=[.E18]-[.C19]+[.D19]" office:value-type="float" office:value="4004.51" calcext:value-type="float">
            <text:p>4004.51</text:p>
          </table:table-cell>
          <table:table-cell table:style-name="ce556" table:formula="of:=[.F18]+28" office:value-type="date" office:date-value="2020-09-14" calcext:value-type="date">
            <text:p>14-Sep</text:p>
          </table:table-cell>
          <table:table-cell table:style-name="ce559" table:number-columns-repeated="2"/>
          <table:table-cell table:style-name="ce311" table:formula="of:=[.I18]-[.G19]+[.H19]" office:value-type="float" office:value="2288.28" calcext:value-type="float">
            <text:p>2288.28</text:p>
          </table:table-cell>
          <table:table-cell table:style-name="ce187"/>
          <table:table-cell table:style-name="ce897" office:value-type="date" office:date-value="2018-05-31" calcext:value-type="date">
            <text:p>31 May 2018</text:p>
          </table:table-cell>
          <table:table-cell table:style-name="ce902"/>
          <table:table-cell table:style-name="ce902" office:value-type="float" office:value="175.24" calcext:value-type="float">
            <text:p>175.24</text:p>
          </table:table-cell>
          <table:table-cell table:style-name="ce927" table:formula="of:=[.N18]-[.L19]+[.M19]" office:value-type="float" office:value="12692.5" calcext:value-type="float">
            <text:p>12692.5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2-20" calcext:value-type="date">
            <text:p>20-Feb</text:p>
          </table:table-cell>
          <table:table-cell table:style-name="ce559"/>
          <table:table-cell table:style-name="ce559" office:value-type="float" office:value="49.21" calcext:value-type="float">
            <text:p>49.21</text:p>
          </table:table-cell>
          <table:table-cell table:style-name="ce572" table:formula="of:=[.E19]-[.C20]+[.D20]" office:value-type="float" office:value="4053.72" calcext:value-type="float">
            <text:p>4053.72</text:p>
          </table:table-cell>
          <table:table-cell table:style-name="ce556" table:formula="of:=[.F19]+28" office:value-type="date" office:date-value="2020-10-12" calcext:value-type="date">
            <text:p>12-Oct</text:p>
          </table:table-cell>
          <table:table-cell table:style-name="ce559" table:number-columns-repeated="2"/>
          <table:table-cell table:style-name="ce311" table:formula="of:=[.I19]-[.G20]+[.H20]" office:value-type="float" office:value="2288.28" calcext:value-type="float">
            <text:p>2288.28</text:p>
          </table:table-cell>
          <table:table-cell table:style-name="ce187"/>
          <table:table-cell table:style-name="ce897"/>
          <table:table-cell table:style-name="ce902"/>
          <table:table-cell table:style-name="ce902" office:value-type="float" office:value="177.7" calcext:value-type="float">
            <text:p>177.7</text:p>
          </table:table-cell>
          <table:table-cell table:style-name="ce927" table:formula="of:=[.N19]-[.L20]+[.M20]" office:value-type="float" office:value="12870.2" calcext:value-type="float">
            <text:p>12870.2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2-25" calcext:value-type="date">
            <text:p>25-Feb</text:p>
          </table:table-cell>
          <table:table-cell table:style-name="ce559"/>
          <table:table-cell table:style-name="ce559" office:value-type="float" office:value="7000" calcext:value-type="float">
            <text:p>7000</text:p>
          </table:table-cell>
          <table:table-cell table:style-name="ce572" table:formula="of:=[.E20]-[.C21]+[.D21]" office:value-type="float" office:value="11053.72" calcext:value-type="float">
            <text:p>11053.72</text:p>
          </table:table-cell>
          <table:table-cell table:style-name="ce556" table:formula="of:=[.F20]+28" office:value-type="date" office:date-value="2020-11-09" calcext:value-type="date">
            <text:p>09-Nov</text:p>
          </table:table-cell>
          <table:table-cell table:style-name="ce559" table:number-columns-repeated="2"/>
          <table:table-cell table:style-name="ce311" table:formula="of:=[.I20]-[.G21]+[.H21]" office:value-type="float" office:value="2288.28" calcext:value-type="float">
            <text:p>2288.28</text:p>
          </table:table-cell>
          <table:table-cell table:style-name="ce187"/>
          <table:table-cell table:style-name="ce898" office:value-type="string" calcext:value-type="string">
            <text:p>Total</text:p>
          </table:table-cell>
          <table:table-cell table:style-name="ce902" table:number-columns-repeated="2"/>
          <table:table-cell table:style-name="ce928" table:formula="of:=[.N20]-[.L21]+[.M21]" office:value-type="float" office:value="12870.2" calcext:value-type="float">
            <text:p>12870.2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3-13" calcext:value-type="date">
            <text:p>13-Mar</text:p>
          </table:table-cell>
          <table:table-cell table:style-name="ce559" office:value-type="float" office:value="2500" calcext:value-type="float">
            <text:p>2500</text:p>
          </table:table-cell>
          <table:table-cell table:style-name="ce559"/>
          <table:table-cell table:style-name="ce572" table:formula="of:=[.E21]-[.C22]+[.D22]" office:value-type="float" office:value="8553.72" calcext:value-type="float">
            <text:p>8553.72</text:p>
          </table:table-cell>
          <table:table-cell table:style-name="ce556" table:formula="of:=[.F21]+28" office:value-type="date" office:date-value="2020-12-07" calcext:value-type="date">
            <text:p>07-Dec</text:p>
          </table:table-cell>
          <table:table-cell table:style-name="ce559" table:number-columns-repeated="2"/>
          <table:table-cell table:style-name="ce311" table:formula="of:=[.I21]-[.G22]+[.H22]" office:value-type="float" office:value="2288.28" calcext:value-type="float">
            <text:p>2288.28</text:p>
          </table:table-cell>
          <table:table-cell table:style-name="ce187"/>
          <table:table-cell table:style-name="ce899" office:value-type="string" calcext:value-type="string">
            <text:p>Matures </text:p>
          </table:table-cell>
          <table:table-cell table:style-name="ce904" office:value-type="date" office:date-value="2020-05-31" calcext:value-type="date">
            <text:p>31 May 2020</text:p>
          </table:table-cell>
          <table:table-cell table:style-name="ce924" table:number-columns-repeated="3"/>
          <table:table-cell table:style-name="ce933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3-24" calcext:value-type="date">
            <text:p>24-Mar</text:p>
          </table:table-cell>
          <table:table-cell table:style-name="ce559" office:value-type="float" office:value="8500" calcext:value-type="float">
            <text:p>8500</text:p>
          </table:table-cell>
          <table:table-cell table:style-name="ce559"/>
          <table:table-cell table:style-name="ce572" table:formula="of:=[.E22]-[.C23]+[.D23]" office:value-type="float" office:value="53.7200000000012" calcext:value-type="float">
            <text:p>53.72</text:p>
          </table:table-cell>
          <table:table-cell table:style-name="ce556"/>
          <table:table-cell table:style-name="ce559" table:number-columns-repeated="2"/>
          <table:table-cell table:style-name="ce311" table:formula="of:=[.I22]-[.G23]+[.H23]" office:value-type="float" office:value="2288.28" calcext:value-type="float">
            <text:p>2288.28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office:value-type="float" office:value="13.37" calcext:value-type="float">
            <text:p>13.37</text:p>
          </table:table-cell>
          <table:table-cell table:style-name="ce572" table:formula="of:=[.E23]-[.C24]+[.D24]" office:value-type="float" office:value="67.0900000000012" calcext:value-type="float">
            <text:p>67.09</text:p>
          </table:table-cell>
          <table:table-cell table:style-name="ce556"/>
          <table:table-cell table:style-name="ce559" table:number-columns-repeated="2"/>
          <table:table-cell table:style-name="ce311" table:formula="of:=[.I23]-[.G24]+[.H24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table:formula="of:=1.13+0.91" office:value-type="float" office:value="2.04" calcext:value-type="float">
            <text:p>2.04</text:p>
          </table:table-cell>
          <table:table-cell table:style-name="ce572" table:formula="of:=[.E24]-[.C25]+[.D25]" office:value-type="float" office:value="69.1300000000012" calcext:value-type="float">
            <text:p>69.13</text:p>
          </table:table-cell>
          <table:table-cell table:style-name="ce556"/>
          <table:table-cell table:style-name="ce559" table:number-columns-repeated="2"/>
          <table:table-cell table:style-name="ce311" table:formula="of:=[.I24]-[.G25]+[.H25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office:value-type="float" office:value="0.87" calcext:value-type="float">
            <text:p>0.87</text:p>
          </table:table-cell>
          <table:table-cell table:style-name="ce572" table:formula="of:=[.E25]-[.C26]+[.D26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311" table:formula="of:=[.I25]-[.G26]+[.H26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6]-[.C27]+[.D27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311" table:formula="of:=[.I26]-[.G27]+[.H27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7]-[.C28]+[.D28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311" table:formula="of:=[.I27]-[.G28]+[.H28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8]-[.C29]+[.D29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311" table:formula="of:=[.I28]-[.G29]+[.H29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9]-[.C30]+[.D30]" office:value-type="float" office:value="70.0000000000012" calcext:value-type="float">
            <text:p>70.00</text:p>
          </table:table-cell>
          <table:table-cell table:style-name="ce549" office:value-type="string" calcext:value-type="string">
            <text:p>Total </text:p>
          </table:table-cell>
          <table:table-cell table:style-name="ce615" table:number-columns-repeated="2"/>
          <table:table-cell table:style-name="ce568" table:formula="of:=[.I29]-[.G30]+[.H30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0]-[.C31]+[.D31]" office:value-type="float" office:value="70.0000000000012" calcext:value-type="float">
            <text:p>70.00</text:p>
          </table:table-cell>
          <table:table-cell table:style-name="ce574" office:value-type="string" calcext:value-type="string">
            <text:p>Nationwide Invest Direct</text:p>
          </table:table-cell>
          <table:table-cell table:style-name="ce616"/>
          <table:table-cell table:style-name="ce626"/>
          <table:table-cell table:style-name="ce632"/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1]-[.C32]+[.D32]" office:value-type="float" office:value="70.0000000000012" calcext:value-type="float">
            <text:p>70.00</text:p>
          </table:table-cell>
          <table:table-cell table:style-name="ce575" office:value-type="string" calcext:value-type="string">
            <text:p>Ms Wikes &amp; Mr Gadsby</text:p>
          </table:table-cell>
          <table:table-cell table:style-name="ce617"/>
          <table:table-cell table:style-name="ce627"/>
          <table:table-cell table:style-name="ce633"/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2]-[.C33]+[.D33]" office:value-type="float" office:value="70.0000000000012" calcext:value-type="float">
            <text:p>70.00</text:p>
          </table:table-cell>
          <table:table-cell table:style-name="ce575" office:value-type="string" calcext:value-type="string">
            <text:p>Account No:</text:p>
          </table:table-cell>
          <table:table-cell table:style-name="ce617"/>
          <table:table-cell table:style-name="ce620" office:value-type="string" calcext:value-type="string">
            <text:p>85430223</text:p>
          </table:table-cell>
          <table:table-cell table:style-name="ce633"/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3]-[.C34]+[.D34]" office:value-type="float" office:value="70.0000000000012" calcext:value-type="float">
            <text:p>70.00</text:p>
          </table:table-cell>
          <table:table-cell table:style-name="ce576" office:value-type="string" calcext:value-type="string">
            <text:p>Sort Code:</text:p>
          </table:table-cell>
          <table:table-cell table:style-name="ce617"/>
          <table:table-cell table:style-name="ce619" office:value-type="string" calcext:value-type="string">
            <text:p>07 00 30</text:p>
          </table:table-cell>
          <table:table-cell table:style-name="ce633"/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4]-[.C35]+[.D35]" office:value-type="float" office:value="70.0000000000012" calcext:value-type="float">
            <text:p>70.00</text:p>
          </table:table-cell>
          <table:table-cell table:style-name="ce576"/>
          <table:table-cell table:style-name="ce618"/>
          <table:table-cell table:style-name="ce627"/>
          <table:table-cell table:style-name="ce633"/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5]-[.C36]+[.D36]" office:value-type="float" office:value="70.0000000000012" calcext:value-type="float">
            <text:p>70.00</text:p>
          </table:table-cell>
          <table:table-cell table:style-name="ce577"/>
          <table:table-cell table:style-name="ce618"/>
          <table:table-cell table:style-name="ce627"/>
          <table:table-cell table:style-name="ce633" office:value-type="float" office:value="201.22" calcext:value-type="float">
            <text:p>201.22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6]-[.C37]+[.D37]" office:value-type="float" office:value="70.0000000000012" calcext:value-type="float">
            <text:p>70.00</text:p>
          </table:table-cell>
          <table:table-cell table:style-name="ce578"/>
          <table:table-cell table:style-name="ce618"/>
          <table:table-cell table:style-name="ce627"/>
          <table:table-cell table:style-name="ce388" table:formula="of:=[.I36]-[.G37]+[.H37]" office:value-type="float" office:value="201.22" calcext:value-type="float">
            <text:p>201.22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7]-[.C38]+[.D38]" office:value-type="float" office:value="70.0000000000012" calcext:value-type="float">
            <text:p>70.00</text:p>
          </table:table-cell>
          <table:table-cell table:style-name="ce578"/>
          <table:table-cell table:style-name="ce619"/>
          <table:table-cell table:style-name="ce627"/>
          <table:table-cell table:style-name="ce388" table:formula="of:=[.I37]-[.G38]+[.H38]" office:value-type="float" office:value="201.22" calcext:value-type="float">
            <text:p>201.22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9" office:value-type="string" calcext:value-type="string">
            <text:p>Total</text:p>
          </table:table-cell>
          <table:table-cell table:style-name="ce560" table:number-columns-repeated="2"/>
          <table:table-cell table:style-name="ce573" table:formula="of:=[.E38]-[.C39]+[.D39]" office:value-type="float" office:value="70.0000000000012" calcext:value-type="float">
            <text:p>70.00</text:p>
          </table:table-cell>
          <table:table-cell table:style-name="ce578"/>
          <table:table-cell table:style-name="ce618"/>
          <table:table-cell table:style-name="ce627"/>
          <table:table-cell table:style-name="ce388" table:formula="of:=[.I38]-[.G39]+[.H39]" office:value-type="float" office:value="201.22" calcext:value-type="float">
            <text:p>201.22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6" office:value-type="string" calcext:value-type="string">
            <text:p>Molly Alice Gadsby - Cash Child Trust Fund</text:p>
          </table:table-cell>
          <table:table-cell table:style-name="ce558" table:number-columns-repeated="2"/>
          <table:table-cell table:style-name="ce567"/>
          <table:table-cell table:style-name="Default"/>
          <table:table-cell table:style-name="ce575"/>
          <table:table-cell table:style-name="ce618"/>
          <table:table-cell table:style-name="ce627"/>
          <table:table-cell table:style-name="ce388" table:formula="of:=[.I39]-[.G40]+[.H40]" office:value-type="float" office:value="201.22" calcext:value-type="float">
            <text:p>201.22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 office:value-type="string" calcext:value-type="string">
            <text:p>Nationwide</text:p>
          </table:table-cell>
          <table:table-cell table:style-name="ce559"/>
          <table:table-cell table:style-name="ce559" office:value-type="string" calcext:value-type="string">
            <text:p>PH856072A</text:p>
          </table:table-cell>
          <table:table-cell table:style-name="ce311"/>
          <table:table-cell table:style-name="Default"/>
          <table:table-cell table:style-name="ce575"/>
          <table:table-cell table:style-name="ce618"/>
          <table:table-cell table:style-name="ce627"/>
          <table:table-cell table:style-name="ce388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/>
          <table:table-cell table:style-name="Default"/>
          <table:table-cell table:style-name="ce575"/>
          <table:table-cell table:style-name="ce620"/>
          <table:table-cell table:style-name="ce370"/>
          <table:table-cell table:style-name="ce388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 office:value-type="float" office:value="1665.01" calcext:value-type="float">
            <text:p>1665.01</text:p>
          </table:table-cell>
          <table:table-cell table:style-name="Default"/>
          <table:table-cell table:style-name="ce575"/>
          <table:table-cell table:style-name="ce620"/>
          <table:table-cell table:style-name="ce370"/>
          <table:table-cell table:style-name="ce388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2-10-15" calcext:value-type="date">
            <text:p>15-Oct-12</text:p>
          </table:table-cell>
          <table:table-cell table:style-name="ce559"/>
          <table:table-cell table:style-name="ce559" office:value-type="float" office:value="18.33" calcext:value-type="float">
            <text:p>18.33</text:p>
          </table:table-cell>
          <table:table-cell table:style-name="ce311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79" office:value-type="string" calcext:value-type="string">
            <text:p>Total</text:p>
          </table:table-cell>
          <table:table-cell table:style-name="ce621"/>
          <table:table-cell table:style-name="ce628"/>
          <table:table-cell table:style-name="ce635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3-10-15" calcext:value-type="date">
            <text:p>15-Oct-13</text:p>
          </table:table-cell>
          <table:table-cell table:style-name="ce559"/>
          <table:table-cell table:style-name="ce559" office:value-type="float" office:value="18.49" calcext:value-type="float">
            <text:p>18.49</text:p>
          </table:table-cell>
          <table:table-cell table:style-name="ce311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80" office:value-type="string" calcext:value-type="string">
            <text:p>Tesco Internet Save </text:p>
          </table:table-cell>
          <table:table-cell table:style-name="ce622" table:number-columns-repeated="2"/>
          <table:table-cell table:style-name="ce63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48" office:value-type="date" office:date-value="2014-10-15" calcext:value-type="date">
            <text:p>15-Oct-14</text:p>
          </table:table-cell>
          <table:table-cell table:style-name="ce559"/>
          <table:table-cell table:style-name="ce559" office:value-type="float" office:value="18.71" calcext:value-type="float">
            <text:p>18.71</text:p>
          </table:table-cell>
          <table:table-cell table:style-name="ce311" table:formula="of:=[.D45]-[.B46]+[.C46]" office:value-type="float" office:value="1720.54" calcext:value-type="float">
            <text:p>1720.54</text:p>
          </table:table-cell>
          <table:table-cell/>
          <table:table-cell table:style-name="ce581" office:value-type="string" calcext:value-type="string">
            <text:p>Account No:</text:p>
          </table:table-cell>
          <table:table-cell table:style-name="ce623" table:number-columns-repeated="2"/>
          <table:table-cell table:style-name="ce63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48" office:value-type="date" office:date-value="2015-10-15" calcext:value-type="date">
            <text:p>15-Oct-15</text:p>
          </table:table-cell>
          <table:table-cell table:style-name="ce559"/>
          <table:table-cell table:style-name="ce559" office:value-type="float" office:value="38.48" calcext:value-type="float">
            <text:p>38.48</text:p>
          </table:table-cell>
          <table:table-cell table:style-name="ce311" table:formula="of:=[.D46]-[.B47]+[.C47]" office:value-type="float" office:value="1759.02" calcext:value-type="float">
            <text:p>1759.02</text:p>
          </table:table-cell>
          <table:table-cell/>
          <table:table-cell table:style-name="ce581" office:value-type="string" calcext:value-type="string">
            <text:p>Sort Code:</text:p>
          </table:table-cell>
          <table:table-cell table:style-name="ce623" table:number-columns-repeated="2"/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6-10-15" calcext:value-type="date">
            <text:p>15-Oct-16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311" table:formula="of:=[.D47]-[.B48]+[.C48]" office:value-type="float" office:value="1815.68" calcext:value-type="float">
            <text:p>1815.68</text:p>
          </table:table-cell>
          <table:table-cell/>
          <table:table-cell table:style-name="ce581" office:value-type="string" calcext:value-type="string">
            <text:p>Reference No. </text:p>
          </table:table-cell>
          <table:table-cell table:style-name="ce623"/>
          <table:table-cell table:style-name="ce630" office:value-type="string" calcext:value-type="string">
            <text:p>2009010714914</text:p>
          </table:table-cell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7-10-15" calcext:value-type="date">
            <text:p>15-Oct-17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311" table:formula="of:=[.D48]-[.B49]+[.C49]" office:value-type="float" office:value="1872.34" calcext:value-type="float">
            <text:p>1872.34</text:p>
          </table:table-cell>
          <table:table-cell/>
          <table:table-cell table:style-name="ce611" office:value-type="string" calcext:value-type="string">
            <text:p>Word</text:p>
          </table:table-cell>
          <table:table-cell table:style-name="ce624"/>
          <table:table-cell table:style-name="ce623" office:value-type="string" calcext:value-type="string">
            <text:p>Florence</text:p>
          </table:table-cell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8-10-15" calcext:value-type="date">
            <text:p>15-Oct-18</text:p>
          </table:table-cell>
          <table:table-cell table:style-name="ce559"/>
          <table:table-cell table:style-name="ce559" office:value-type="float" office:value="1000" calcext:value-type="float">
            <text:p>1000</text:p>
          </table:table-cell>
          <table:table-cell table:style-name="ce311" table:formula="of:=[.D49]-[.B50]+[.C50]" office:value-type="float" office:value="2872.34" calcext:value-type="float">
            <text:p>2872.34</text:p>
          </table:table-cell>
          <table:table-cell/>
          <table:table-cell table:style-name="ce612"/>
          <table:table-cell table:style-name="ce624"/>
          <table:table-cell table:style-name="ce623"/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8-10-15" calcext:value-type="date">
            <text:p>15-Oct-18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311" table:formula="of:=[.D50]-[.B51]+[.C51]" office:value-type="float" office:value="2929" calcext:value-type="float">
            <text:p>2929</text:p>
          </table:table-cell>
          <table:table-cell/>
          <table:table-cell table:style-name="ce612"/>
          <table:table-cell table:style-name="ce624"/>
          <table:table-cell table:style-name="ce623"/>
          <table:table-cell table:style-name="ce637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9-01-28" calcext:value-type="date">
            <text:p>28-Jan-19</text:p>
          </table:table-cell>
          <table:table-cell table:style-name="ce559" office:value-type="float" office:value="280" calcext:value-type="float">
            <text:p>280</text:p>
          </table:table-cell>
          <table:table-cell table:style-name="ce559"/>
          <table:table-cell table:style-name="ce311" table:formula="of:=[.D51]-[.B52]+[.C52]" office:value-type="float" office:value="2649" calcext:value-type="float">
            <text:p>2649</text:p>
          </table:table-cell>
          <table:table-cell/>
          <table:table-cell table:style-name="ce612"/>
          <table:table-cell table:style-name="ce623" table:number-columns-repeated="2"/>
          <table:table-cell table:style-name="ce637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 table:formula="of:=[.D52]-[.B53]+[.C53]" office:value-type="float" office:value="2649" calcext:value-type="float">
            <text:p>2649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 table:formula="of:=[.D53]-[.B54]+[.C54]" office:value-type="float" office:value="2649" calcext:value-type="float">
            <text:p>2649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 table:formula="of:=[.D54]-[.B55]+[.C55]" office:value-type="float" office:value="2649" calcext:value-type="float">
            <text:p>2649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 table:formula="of:=[.D55]-[.B56]+[.C56]" office:value-type="float" office:value="2649" calcext:value-type="float">
            <text:p>2649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49" office:value-type="string" calcext:value-type="string">
            <text:p>Total</text:p>
          </table:table-cell>
          <table:table-cell table:style-name="ce560" table:number-columns-repeated="2"/>
          <table:table-cell table:style-name="ce568" table:formula="of:=[.D56]-[.B57]+[.C57]" office:value-type="float" office:value="2649" calcext:value-type="float">
            <text:p>2649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614" office:value-type="string" calcext:value-type="string">
            <text:p>Total</text:p>
          </table:table-cell>
          <table:table-cell table:style-name="ce625" table:number-columns-repeated="2"/>
          <table:table-cell table:style-name="ce639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432" table:number-columns-repeated="4"/>
          <table:table-cell table:number-columns-repeated="4"/>
          <table:table-cell table:style-name="ce419"/>
          <table:table-cell table:number-columns-repeated="39"/>
        </table:table-row>
        <table:table-row table:style-name="ro1">
          <table:table-cell table:number-columns-repeated="16"/>
          <table:table-cell table:style-name="ce437" table:number-columns-repeated="4"/>
          <table:table-cell table:number-columns-repeated="4"/>
          <table:table-cell table:style-name="ce419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419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354"/>
        <table:table-column table:style-name="co39" table:default-cell-style-name="ce354"/>
        <table:table-column table:style-name="co12" table:default-cell-style-name="ce951"/>
        <table:table-column table:style-name="co20" table:default-cell-style-name="ce187"/>
        <table:table-column table:style-name="co40" table:default-cell-style-name="ce187"/>
        <table:table-column table:style-name="co17" table:number-columns-repeated="2" table:default-cell-style-name="ce187"/>
        <table:table-column table:style-name="co41" table:default-cell-style-name="ce187"/>
        <table:table-column table:style-name="co42" table:default-cell-style-name="ce187"/>
        <table:table-column table:style-name="co7" table:default-cell-style-name="ce419"/>
        <table:table-column table:style-name="co16" table:default-cell-style-name="ce187"/>
        <table:table-column table:style-name="co43" table:default-cell-style-name="ce187"/>
        <table:table-column table:style-name="co15" table:default-cell-style-name="ce345"/>
        <table:table-column table:style-name="co7" table:default-cell-style-name="ce187"/>
        <table:table-column table:style-name="co15" table:number-columns-repeated="50" table:default-cell-style-name="ce345"/>
        <table:table-row table:style-name="ro1">
          <table:table-cell table:style-name="ce934" office:value-type="string" calcext:value-type="string">
            <text:p>Bill</text:p>
          </table:table-cell>
          <table:table-cell table:style-name="ce940"/>
          <table:table-cell table:style-name="ce947" office:value-type="string" calcext:value-type="string">
            <text:p>Date Due</text:p>
          </table:table-cell>
          <table:table-cell table:style-name="ce952" office:value-type="string" calcext:value-type="string">
            <text:p>Amount</text:p>
          </table:table-cell>
          <table:table-cell table:style-name="ce95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2]" office:value-type="date" office:date-value="2019-05-25" calcext:value-type="date">
            <text:p>19</text:p>
          </table:table-cell>
          <table:table-cell table:style-name="ce948" office:value-type="date" office:date-value="2019-05-25" calcext:value-type="date">
            <text:p>25-May</text:p>
          </table:table-cell>
          <table:table-cell table:style-name="ce953"/>
          <table:table-cell table:style-name="ce958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3]" office:value-type="date" office:date-value="2020-05-25" calcext:value-type="date">
            <text:p>20</text:p>
          </table:table-cell>
          <table:table-cell table:style-name="ce948" office:value-type="date" office:date-value="2020-05-25" calcext:value-type="date">
            <text:p>25-May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Water</text:p>
          </table:table-cell>
          <table:table-cell table:style-name="ce941" table:formula="of:=[.C4]" office:value-type="date" office:date-value="2020-05-28" calcext:value-type="date">
            <text:p>20</text:p>
          </table:table-cell>
          <table:table-cell table:style-name="ce948" office:value-type="date" office:date-value="2020-05-28" calcext:value-type="date">
            <text:p>28-May</text:p>
          </table:table-cell>
          <table:table-cell table:style-name="ce953" office:value-type="float" office:value="300" calcext:value-type="float">
            <text:p>£300.00</text:p>
          </table:table-cell>
          <table:table-cell table:style-name="ce958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5]" office:value-type="date" office:date-value="2020-06-01" calcext:value-type="date">
            <text:p>20</text:p>
          </table:table-cell>
          <table:table-cell table:style-name="ce948" office:value-type="date" office:date-value="2020-06-01" calcext:value-type="date">
            <text:p>01-Jun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6]" office:value-type="date" office:date-value="2020-06-03" calcext:value-type="date">
            <text:p>20</text:p>
          </table:table-cell>
          <table:table-cell table:style-name="ce948" office:value-type="date" office:date-value="2020-06-03" calcext:value-type="date">
            <text:p>03-Jun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7]" office:value-type="date" office:date-value="2020-06-12" calcext:value-type="date">
            <text:p>20</text:p>
          </table:table-cell>
          <table:table-cell table:style-name="ce948" office:value-type="date" office:date-value="2020-06-12" calcext:value-type="date">
            <text:p>12-Jun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8]" office:value-type="date" office:date-value="2020-06-20" calcext:value-type="date">
            <text:p>20</text:p>
          </table:table-cell>
          <table:table-cell table:style-name="ce948" office:value-type="date" office:date-value="2020-06-20" calcext:value-type="date">
            <text:p>20-Jun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CT</text:p>
          </table:table-cell>
          <table:table-cell table:style-name="ce941" table:formula="of:=[.C9]" office:value-type="date" office:date-value="2020-06-25" calcext:value-type="date">
            <text:p>20</text:p>
          </table:table-cell>
          <table:table-cell table:style-name="ce948" office:value-type="date" office:date-value="2020-06-25" calcext:value-type="date">
            <text:p>25-Jun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8]-[.D9]" office:value-type="float" office:value="-334.916666666667" calcext:value-type="float">
            <text:p>-£334.92</text:p>
          </table:table-cell>
          <table:table-cell/>
          <table:table-cell table:style-name="ce951" table:number-columns-repeated="2"/>
          <table:table-cell table:number-columns-repeated="56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10]" office:value-type="date" office:date-value="2020-06-25" calcext:value-type="date">
            <text:p>20</text:p>
          </table:table-cell>
          <table:table-cell table:style-name="ce948" office:value-type="date" office:date-value="2020-06-25" calcext:value-type="date">
            <text:p>25-Jun</text:p>
          </table:table-cell>
          <table:table-cell table:style-name="ce953"/>
          <table:table-cell table:style-name="ce958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11]" office:value-type="date" office:date-value="2020-07-01" calcext:value-type="date">
            <text:p>20</text:p>
          </table:table-cell>
          <table:table-cell table:style-name="ce948" office:value-type="date" office:date-value="2020-07-01" calcext:value-type="date">
            <text:p>01-Jul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12]" office:value-type="date" office:date-value="2020-07-03" calcext:value-type="date">
            <text:p>20</text:p>
          </table:table-cell>
          <table:table-cell table:style-name="ce948" office:value-type="date" office:date-value="2020-07-03" calcext:value-type="date">
            <text:p>03-Jul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13]" office:value-type="date" office:date-value="2020-07-12" calcext:value-type="date">
            <text:p>20</text:p>
          </table:table-cell>
          <table:table-cell table:style-name="ce948" office:value-type="date" office:date-value="2020-07-12" calcext:value-type="date">
            <text:p>12-Jul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14]" office:value-type="date" office:date-value="2020-07-20" calcext:value-type="date">
            <text:p>20</text:p>
          </table:table-cell>
          <table:table-cell table:style-name="ce948" office:value-type="date" office:date-value="2020-07-20" calcext:value-type="date">
            <text:p>20-Jul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15]" office:value-type="date" office:date-value="2020-07-25" calcext:value-type="date">
            <text:p>20</text:p>
          </table:table-cell>
          <table:table-cell table:style-name="ce948" office:value-type="date" office:date-value="2020-07-25" calcext:value-type="date">
            <text:p>25-Jul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16]" office:value-type="date" office:date-value="2020-07-25" calcext:value-type="date">
            <text:p>20</text:p>
          </table:table-cell>
          <table:table-cell table:style-name="ce948" office:value-type="date" office:date-value="2020-07-25" calcext:value-type="date">
            <text:p>25-Jul</text:p>
          </table:table-cell>
          <table:table-cell table:style-name="ce953"/>
          <table:table-cell table:style-name="ce958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17]" office:value-type="date" office:date-value="2020-08-01" calcext:value-type="date">
            <text:p>20</text:p>
          </table:table-cell>
          <table:table-cell table:style-name="ce948" office:value-type="date" office:date-value="2020-08-01" calcext:value-type="date">
            <text:p>01-Aug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18]" office:value-type="date" office:date-value="2020-08-03" calcext:value-type="date">
            <text:p>20</text:p>
          </table:table-cell>
          <table:table-cell table:style-name="ce948" office:value-type="date" office:date-value="2020-08-03" calcext:value-type="date">
            <text:p>03-Aug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19]" office:value-type="date" office:date-value="2020-08-12" calcext:value-type="date">
            <text:p>20</text:p>
          </table:table-cell>
          <table:table-cell table:style-name="ce948" office:value-type="date" office:date-value="2020-08-12" calcext:value-type="date">
            <text:p>12-Aug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18]-[.D19]" office:value-type="float" office:value="101.25" calcext:value-type="float">
            <text:p>£101.25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20]" office:value-type="date" office:date-value="2020-08-20" calcext:value-type="date">
            <text:p>20</text:p>
          </table:table-cell>
          <table:table-cell table:style-name="ce948" office:value-type="date" office:date-value="2020-08-20" calcext:value-type="date">
            <text:p>20-Aug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951"/>
          <table:table-cell table:number-columns-repeated="50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21]" office:value-type="date" office:date-value="2020-08-25" calcext:value-type="date">
            <text:p>20</text:p>
          </table:table-cell>
          <table:table-cell table:style-name="ce948" office:value-type="date" office:date-value="2020-08-25" calcext:value-type="date">
            <text:p>25-Aug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22]" office:value-type="date" office:date-value="2020-08-25" calcext:value-type="date">
            <text:p>20</text:p>
          </table:table-cell>
          <table:table-cell table:style-name="ce948" office:value-type="date" office:date-value="2020-08-25" calcext:value-type="date">
            <text:p>25-Aug</text:p>
          </table:table-cell>
          <table:table-cell table:style-name="ce953"/>
          <table:table-cell table:style-name="ce958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23]" office:value-type="date" office:date-value="2020-09-01" calcext:value-type="date">
            <text:p>20</text:p>
          </table:table-cell>
          <table:table-cell table:style-name="ce948" office:value-type="date" office:date-value="2020-09-01" calcext:value-type="date">
            <text:p>01-Sep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24]" office:value-type="date" office:date-value="2020-09-03" calcext:value-type="date">
            <text:p>20</text:p>
          </table:table-cell>
          <table:table-cell table:style-name="ce948" office:value-type="date" office:date-value="2020-09-03" calcext:value-type="date">
            <text:p>03-Sep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25]" office:value-type="date" office:date-value="2020-09-12" calcext:value-type="date">
            <text:p>20</text:p>
          </table:table-cell>
          <table:table-cell table:style-name="ce948" office:value-type="date" office:date-value="2020-09-12" calcext:value-type="date">
            <text:p>12-Sep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340"/>
          <table:table-cell table:number-columns-repeated="53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26]" office:value-type="date" office:date-value="2020-09-20" calcext:value-type="date">
            <text:p>20</text:p>
          </table:table-cell>
          <table:table-cell table:style-name="ce948" office:value-type="date" office:date-value="2020-09-20" calcext:value-type="date">
            <text:p>20-Sep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340"/>
          <table:table-cell table:number-columns-repeated="53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27]" office:value-type="date" office:date-value="2020-09-25" calcext:value-type="date">
            <text:p>20</text:p>
          </table:table-cell>
          <table:table-cell table:style-name="ce948" office:value-type="date" office:date-value="2020-09-25" calcext:value-type="date">
            <text:p>25-Sep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340"/>
          <table:table-cell table:number-columns-repeated="53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28]" office:value-type="date" office:date-value="2020-09-25" calcext:value-type="date">
            <text:p>20</text:p>
          </table:table-cell>
          <table:table-cell table:style-name="ce948" office:value-type="date" office:date-value="2020-09-25" calcext:value-type="date">
            <text:p>25-Sep</text:p>
          </table:table-cell>
          <table:table-cell table:style-name="ce953"/>
          <table:table-cell table:style-name="ce958" table:formula="of:=[.E27]+[.$E$85]" office:value-type="float" office:value="493.526666666667" calcext:value-type="float">
            <text:p>£493.53</text:p>
          </table:table-cell>
          <table:table-cell/>
          <table:table-cell table:style-name="ce951" table:number-columns-repeated="2"/>
          <table:table-cell table:number-columns-repeated="2"/>
          <table:table-cell table:style-name="ce340"/>
          <table:table-cell table:number-columns-repeated="53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29]" office:value-type="date" office:date-value="2020-10-01" calcext:value-type="date">
            <text:p>20</text:p>
          </table:table-cell>
          <table:table-cell table:style-name="ce948" office:value-type="date" office:date-value="2020-10-01" calcext:value-type="date">
            <text:p>01-Oct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340"/>
          <table:table-cell table:number-columns-repeated="53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30]" office:value-type="date" office:date-value="2020-10-03" calcext:value-type="date">
            <text:p>20</text:p>
          </table:table-cell>
          <table:table-cell table:style-name="ce949" office:value-type="date" office:date-value="2020-10-03" calcext:value-type="date">
            <text:p>03-Oct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951"/>
          <table:table-cell table:number-columns-repeated="2"/>
          <table:table-cell table:style-name="ce340"/>
          <table:table-cell table:number-columns-repeated="53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31]" office:value-type="date" office:date-value="2020-10-12" calcext:value-type="date">
            <text:p>20</text:p>
          </table:table-cell>
          <table:table-cell table:style-name="ce948" office:value-type="date" office:date-value="2020-10-12" calcext:value-type="date">
            <text:p>12-Oct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32]" office:value-type="date" office:date-value="2020-10-20" calcext:value-type="date">
            <text:p>20</text:p>
          </table:table-cell>
          <table:table-cell table:style-name="ce948" office:value-type="date" office:date-value="2020-10-20" calcext:value-type="date">
            <text:p>20-Oct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31]-[.D32]" office:value-type="float" office:value="310.416666666667" calcext:value-type="float">
            <text:p>£310.42</text:p>
          </table:table-cell>
          <table:table-cell table:style-name="ce951"/>
          <table:table-cell table:number-columns-repeated="58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33]" office:value-type="date" office:date-value="2020-10-25" calcext:value-type="date">
            <text:p>20</text:p>
          </table:table-cell>
          <table:table-cell table:style-name="ce948" office:value-type="date" office:date-value="2020-10-25" calcext:value-type="date">
            <text:p>25-Oct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34]" office:value-type="date" office:date-value="2020-10-25" calcext:value-type="date">
            <text:p>20</text:p>
          </table:table-cell>
          <table:table-cell table:style-name="ce948" office:value-type="date" office:date-value="2020-10-25" calcext:value-type="date">
            <text:p>25-Oct</text:p>
          </table:table-cell>
          <table:table-cell table:style-name="ce953"/>
          <table:table-cell table:style-name="ce958" table:formula="of:=[.E33]+[.$E$85]" office:value-type="float" office:value="615.61" calcext:value-type="float">
            <text:p>£615.61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35]" office:value-type="date" office:date-value="2020-11-01" calcext:value-type="date">
            <text:p>20</text:p>
          </table:table-cell>
          <table:table-cell table:style-name="ce948" office:value-type="date" office:date-value="2020-11-01" calcext:value-type="date">
            <text:p>01-Nov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36]" office:value-type="date" office:date-value="2020-11-03" calcext:value-type="date">
            <text:p>20</text:p>
          </table:table-cell>
          <table:table-cell table:style-name="ce948" office:value-type="date" office:date-value="2020-11-03" calcext:value-type="date">
            <text:p>03-Nov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35]-[.D36]" office:value-type="float" office:value="479.61" calcext:value-type="float">
            <text:p>£479.61</text:p>
          </table:table-cell>
          <table:table-cell/>
          <table:table-cell table:style-name="ce951" table:number-columns-repeated="2"/>
          <table:table-cell table:number-columns-repeated="56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37]" office:value-type="date" office:date-value="2020-11-12" calcext:value-type="date">
            <text:p>20</text:p>
          </table:table-cell>
          <table:table-cell table:style-name="ce948" office:value-type="date" office:date-value="2020-11-12" calcext:value-type="date">
            <text:p>12-Nov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38]" office:value-type="date" office:date-value="2020-11-20" calcext:value-type="date">
            <text:p>20</text:p>
          </table:table-cell>
          <table:table-cell table:style-name="ce948" office:value-type="date" office:date-value="2020-11-20" calcext:value-type="date">
            <text:p>20-Nov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39]" office:value-type="date" office:date-value="2020-11-25" calcext:value-type="date">
            <text:p>20</text:p>
          </table:table-cell>
          <table:table-cell table:style-name="ce948" office:value-type="date" office:date-value="2020-11-25" calcext:value-type="date">
            <text:p>25-Nov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40]" office:value-type="date" office:date-value="2020-11-25" calcext:value-type="date">
            <text:p>20</text:p>
          </table:table-cell>
          <table:table-cell table:style-name="ce950" office:value-type="date" office:date-value="2020-11-25" calcext:value-type="date">
            <text:p>25-Nov</text:p>
          </table:table-cell>
          <table:table-cell table:style-name="ce953"/>
          <table:table-cell table:style-name="ce958" table:formula="of:=[.E39]+[.$E$85]" office:value-type="float" office:value="737.693333333333" calcext:value-type="float">
            <text:p>£737.69</text:p>
          </table:table-cell>
          <table:table-cell/>
          <table:table-cell table:style-name="ce951"/>
          <table:table-cell table:style-name="ce961"/>
          <table:table-cell table:number-columns-repeated="56"/>
        </table:table-row>
        <table:table-row table:style-name="ro1">
          <table:table-cell table:style-name="ce937" office:value-type="string" calcext:value-type="string">
            <text:p>Water </text:p>
          </table:table-cell>
          <table:table-cell table:style-name="ce941" table:formula="of:=[.C41]" office:value-type="date" office:date-value="2020-11-30" calcext:value-type="date">
            <text:p>20</text:p>
          </table:table-cell>
          <table:table-cell table:style-name="ce948" office:value-type="date" office:date-value="2020-11-30" calcext:value-type="date">
            <text:p>30-Nov</text:p>
          </table:table-cell>
          <table:table-cell table:style-name="ce953" office:value-type="float" office:value="300" calcext:value-type="float">
            <text:p>£300.00</text:p>
          </table:table-cell>
          <table:table-cell table:style-name="ce958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951"/>
          <table:table-cell/>
          <table:table-cell table:style-name="ce187"/>
          <table:table-cell table:number-columns-repeated="54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42]" office:value-type="date" office:date-value="2020-12-01" calcext:value-type="date">
            <text:p>20</text:p>
          </table:table-cell>
          <table:table-cell table:style-name="ce948" office:value-type="date" office:date-value="2020-12-01" calcext:value-type="date">
            <text:p>01-Dec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41]-[.D42]" office:value-type="float" office:value="401.693333333333" calcext:value-type="float">
            <text:p>£401.69</text:p>
          </table:table-cell>
          <table:table-cell/>
          <table:table-cell table:style-name="ce951"/>
          <table:table-cell table:number-columns-repeated="2"/>
          <table:table-cell table:style-name="ce187"/>
          <table:table-cell table:number-columns-repeated="54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43]" office:value-type="date" office:date-value="2020-12-02" calcext:value-type="date">
            <text:p>20</text:p>
          </table:table-cell>
          <table:table-cell table:style-name="ce948" office:value-type="date" office:date-value="2020-12-02" calcext:value-type="date">
            <text:p>02-Dec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42]-[.D43]" office:value-type="float" office:value="301.693333333333" calcext:value-type="float">
            <text:p>£301.69</text:p>
          </table:table-cell>
          <table:table-cell/>
          <table:table-cell table:style-name="ce951" table:number-columns-repeated="2"/>
          <table:table-cell table:number-columns-repeated="56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44]" office:value-type="date" office:date-value="2020-12-12" calcext:value-type="date">
            <text:p>20</text:p>
          </table:table-cell>
          <table:table-cell table:style-name="ce948" office:value-type="date" office:date-value="2020-12-12" calcext:value-type="date">
            <text:p>12-Dec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Art Fund</text:p>
          </table:table-cell>
          <table:table-cell table:style-name="ce941" table:formula="of:=[.C45]" office:value-type="date" office:date-value="2020-12-16" calcext:value-type="date">
            <text:p>20</text:p>
          </table:table-cell>
          <table:table-cell table:style-name="ce948" office:value-type="date" office:date-value="2020-12-16" calcext:value-type="date">
            <text:p>16-Dec</text:p>
          </table:table-cell>
          <table:table-cell table:style-name="ce953" office:value-type="float" office:value="120" calcext:value-type="float">
            <text:p>£120.00</text:p>
          </table:table-cell>
          <table:table-cell table:style-name="ce958" table:formula="of:=[.E44]-[.D45]" office:value-type="float" office:value="169.583333333333" calcext:value-type="float">
            <text:p>£169.58</text:p>
          </table:table-cell>
          <table:table-cell table:style-name="ce951" table:number-columns-repeated="2"/>
          <table:table-cell table:number-columns-repeated="57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46]" office:value-type="date" office:date-value="2020-12-20" calcext:value-type="date">
            <text:p>20</text:p>
          </table:table-cell>
          <table:table-cell table:style-name="ce948" office:value-type="date" office:date-value="2020-12-20" calcext:value-type="date">
            <text:p>20-Dec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47]" office:value-type="date" office:date-value="2020-12-25" calcext:value-type="date">
            <text:p>20</text:p>
          </table:table-cell>
          <table:table-cell table:style-name="ce948" office:value-type="date" office:date-value="2020-12-25" calcext:value-type="date">
            <text:p>25-Dec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48]" office:value-type="date" office:date-value="2020-12-25" calcext:value-type="date">
            <text:p>20</text:p>
          </table:table-cell>
          <table:table-cell table:style-name="ce948" office:value-type="date" office:date-value="2020-12-25" calcext:value-type="date">
            <text:p>25-Dec</text:p>
          </table:table-cell>
          <table:table-cell table:style-name="ce953"/>
          <table:table-cell table:style-name="ce958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2" table:formula="of:=[.C49]" office:value-type="date" office:date-value="2021-01-01" calcext:value-type="date">
            <text:p>21</text:p>
          </table:table-cell>
          <table:table-cell table:style-name="ce948" office:value-type="date" office:date-value="2021-01-01" calcext:value-type="date">
            <text:p>01-Jan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48]-[.D49]" office:value-type="float" office:value="403.776666666666" calcext:value-type="float">
            <text:p>£403.78</text:p>
          </table:table-cell>
          <table:table-cell table:style-name="ce951"/>
          <table:table-cell table:number-columns-repeated="58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3" table:formula="of:=[.C50]" office:value-type="date" office:date-value="2021-01-03" calcext:value-type="date">
            <text:p>21</text:p>
          </table:table-cell>
          <table:table-cell table:style-name="ce948" office:value-type="date" office:date-value="2021-01-03" calcext:value-type="date">
            <text:p>03-Jan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4" table:formula="of:=[.C51]" office:value-type="date" office:date-value="2021-01-10" calcext:value-type="date">
            <text:p>21</text:p>
          </table:table-cell>
          <table:table-cell table:style-name="ce948" office:value-type="date" office:date-value="2021-01-10" calcext:value-type="date">
            <text:p>10-Jan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3" table:formula="of:=[.C52]" office:value-type="date" office:date-value="2021-01-20" calcext:value-type="date">
            <text:p>21</text:p>
          </table:table-cell>
          <table:table-cell table:style-name="ce948" office:value-type="date" office:date-value="2021-01-20" calcext:value-type="date">
            <text:p>20-Jan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53]" office:value-type="date" office:date-value="2020-01-25" calcext:value-type="date">
            <text:p>20</text:p>
          </table:table-cell>
          <table:table-cell table:style-name="ce948" office:value-type="date" office:date-value="2020-01-25" calcext:value-type="date">
            <text:p>25-Jan</text:p>
          </table:table-cell>
          <table:table-cell table:style-name="ce953" office:value-type="float" office:value="157" calcext:value-type="float">
            <text:p>£157.00</text:p>
          </table:table-cell>
          <table:table-cell table:style-name="ce958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54]" office:value-type="date" office:date-value="2020-01-25" calcext:value-type="date">
            <text:p>20</text:p>
          </table:table-cell>
          <table:table-cell table:style-name="ce948" office:value-type="date" office:date-value="2020-01-25" calcext:value-type="date">
            <text:p>25-Jan</text:p>
          </table:table-cell>
          <table:table-cell table:style-name="ce953"/>
          <table:table-cell table:style-name="ce958" table:formula="of:=[.E53]+[.$E$85]" office:value-type="float" office:value="561.86" calcext:value-type="float">
            <text:p>£561.86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Car Tax</text:p>
          </table:table-cell>
          <table:table-cell table:style-name="ce941" table:formula="of:=[.C55]" office:value-type="date" office:date-value="2020-01-31" calcext:value-type="date">
            <text:p>20</text:p>
          </table:table-cell>
          <table:table-cell table:style-name="ce948" office:value-type="date" office:date-value="2020-01-31" calcext:value-type="date">
            <text:p>31-Jan</text:p>
          </table:table-cell>
          <table:table-cell table:style-name="ce953" office:value-type="float" office:value="20" calcext:value-type="float">
            <text:p>£20.00</text:p>
          </table:table-cell>
          <table:table-cell table:style-name="ce958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56]" office:value-type="date" office:date-value="2020-02-01" calcext:value-type="date">
            <text:p>20</text:p>
          </table:table-cell>
          <table:table-cell table:style-name="ce948" office:value-type="date" office:date-value="2020-02-01" calcext:value-type="date">
            <text:p>01-Feb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57]" office:value-type="date" office:date-value="2020-02-03" calcext:value-type="date">
            <text:p>20</text:p>
          </table:table-cell>
          <table:table-cell table:style-name="ce948" office:value-type="date" office:date-value="2020-02-03" calcext:value-type="date">
            <text:p>03-Feb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58]" office:value-type="date" office:date-value="2020-02-11" calcext:value-type="date">
            <text:p>20</text:p>
          </table:table-cell>
          <table:table-cell table:style-name="ce948" office:value-type="date" office:date-value="2020-02-11" calcext:value-type="date">
            <text:p>11-Feb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Parking Permit</text:p>
          </table:table-cell>
          <table:table-cell table:style-name="ce941" table:formula="of:=[.C59]" office:value-type="date" office:date-value="2020-02-20" calcext:value-type="date">
            <text:p>20</text:p>
          </table:table-cell>
          <table:table-cell table:style-name="ce948" office:value-type="date" office:date-value="2020-02-20" calcext:value-type="date">
            <text:p>20-Feb</text:p>
          </table:table-cell>
          <table:table-cell table:style-name="ce953" office:value-type="float" office:value="50" calcext:value-type="float">
            <text:p>£50.00</text:p>
          </table:table-cell>
          <table:table-cell table:style-name="ce958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60]" office:value-type="date" office:date-value="2020-02-20" calcext:value-type="date">
            <text:p>20</text:p>
          </table:table-cell>
          <table:table-cell table:style-name="ce948" office:value-type="date" office:date-value="2020-02-20" calcext:value-type="date">
            <text:p>20-Feb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61]" office:value-type="date" office:date-value="2020-02-25" calcext:value-type="date">
            <text:p>20</text:p>
          </table:table-cell>
          <table:table-cell table:style-name="ce948" office:value-type="date" office:date-value="2020-02-25" calcext:value-type="date">
            <text:p>25-Feb</text:p>
          </table:table-cell>
          <table:table-cell table:style-name="ce953" office:value-type="float" office:value="157" calcext:value-type="float">
            <text:p>£157.00</text:p>
          </table:table-cell>
          <table:table-cell table:style-name="ce958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62]" office:value-type="date" office:date-value="2020-02-25" calcext:value-type="date">
            <text:p>20</text:p>
          </table:table-cell>
          <table:table-cell table:style-name="ce948" office:value-type="date" office:date-value="2020-02-25" calcext:value-type="date">
            <text:p>25-Feb</text:p>
          </table:table-cell>
          <table:table-cell table:style-name="ce953"/>
          <table:table-cell table:style-name="ce958" table:formula="of:=[.E61]+[.$E$85]" office:value-type="float" office:value="613.943333333333" calcext:value-type="float">
            <text:p>£613.94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63]" office:value-type="date" office:date-value="2020-03-01" calcext:value-type="date">
            <text:p>20</text:p>
          </table:table-cell>
          <table:table-cell table:style-name="ce948" office:value-type="date" office:date-value="2020-03-01" calcext:value-type="date">
            <text:p>01-Mar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64]" office:value-type="date" office:date-value="2020-03-03" calcext:value-type="date">
            <text:p>20</text:p>
          </table:table-cell>
          <table:table-cell table:style-name="ce948" office:value-type="date" office:date-value="2020-03-03" calcext:value-type="date">
            <text:p>03-Mar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House Insurance</text:p>
          </table:table-cell>
          <table:table-cell table:style-name="ce941" table:formula="of:=[.C65]" office:value-type="date" office:date-value="2020-03-03" calcext:value-type="date">
            <text:p>20</text:p>
          </table:table-cell>
          <table:table-cell table:style-name="ce948" office:value-type="date" office:date-value="2020-03-03" calcext:value-type="date">
            <text:p>03-Mar</text:p>
          </table:table-cell>
          <table:table-cell table:style-name="ce953" office:value-type="float" office:value="145" calcext:value-type="float">
            <text:p>£145.00</text:p>
          </table:table-cell>
          <table:table-cell table:style-name="ce958" table:formula="of:=[.E64]-[.D65]" office:value-type="float" office:value="332.943333333333" calcext:value-type="float">
            <text:p>£332.94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66]" office:value-type="date" office:date-value="2020-03-12" calcext:value-type="date">
            <text:p>20</text:p>
          </table:table-cell>
          <table:table-cell table:style-name="ce948" office:value-type="date" office:date-value="2020-03-12" calcext:value-type="date">
            <text:p>12-Mar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67]" office:value-type="date" office:date-value="2020-03-20" calcext:value-type="date">
            <text:p>20</text:p>
          </table:table-cell>
          <table:table-cell table:style-name="ce948" office:value-type="date" office:date-value="2020-03-20" calcext:value-type="date">
            <text:p>20-Mar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68]" office:value-type="date" office:date-value="2020-03-25" calcext:value-type="date">
            <text:p>20</text:p>
          </table:table-cell>
          <table:table-cell table:style-name="ce948" office:value-type="date" office:date-value="2020-03-25" calcext:value-type="date">
            <text:p>25-Mar</text:p>
          </table:table-cell>
          <table:table-cell table:style-name="ce953" office:value-type="float" office:value="157" calcext:value-type="float">
            <text:p>£157.00</text:p>
          </table:table-cell>
          <table:table-cell table:style-name="ce958" table:formula="of:=[.E67]-[.D68]" office:value-type="float" office:value="128.833333333333" calcext:value-type="float">
            <text:p>£128.83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69]" office:value-type="date" office:date-value="2020-03-25" calcext:value-type="date">
            <text:p>20</text:p>
          </table:table-cell>
          <table:table-cell table:style-name="ce948" office:value-type="date" office:date-value="2020-03-25" calcext:value-type="date">
            <text:p>25-Mar</text:p>
          </table:table-cell>
          <table:table-cell table:style-name="ce953"/>
          <table:table-cell table:style-name="ce958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Car insurance</text:p>
          </table:table-cell>
          <table:table-cell table:style-name="ce941" table:formula="of:=[.C70]" office:value-type="date" office:date-value="2020-03-31" calcext:value-type="date">
            <text:p>20</text:p>
          </table:table-cell>
          <table:table-cell table:style-name="ce948" office:value-type="date" office:date-value="2020-03-31" calcext:value-type="date">
            <text:p>31-Mar</text:p>
          </table:table-cell>
          <table:table-cell table:style-name="ce953" office:value-type="float" office:value="530" calcext:value-type="float">
            <text:p>£530.00</text:p>
          </table:table-cell>
          <table:table-cell table:style-name="ce958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71]" office:value-type="date" office:date-value="2020-04-01" calcext:value-type="date">
            <text:p>20</text:p>
          </table:table-cell>
          <table:table-cell table:style-name="ce948" office:value-type="date" office:date-value="2020-04-01" calcext:value-type="date">
            <text:p>01-Apr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72]" office:value-type="date" office:date-value="2020-04-03" calcext:value-type="date">
            <text:p>20</text:p>
          </table:table-cell>
          <table:table-cell table:style-name="ce948" office:value-type="date" office:date-value="2020-04-03" calcext:value-type="date">
            <text:p>03-Apr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71]-[.D72]" office:value-type="float" office:value="-74.9733333333336" calcext:value-type="float">
            <text:p>-£74.97</text:p>
          </table:table-cell>
          <table:table-cell/>
          <table:table-cell table:style-name="ce951" table:number-columns-repeated="2"/>
          <table:table-cell table:number-columns-repeated="56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73]" office:value-type="date" office:date-value="2020-04-12" calcext:value-type="date">
            <text:p>20</text:p>
          </table:table-cell>
          <table:table-cell table:style-name="ce948" office:value-type="date" office:date-value="2020-04-12" calcext:value-type="date">
            <text:p>12-Apr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74]" office:value-type="date" office:date-value="2020-04-20" calcext:value-type="date">
            <text:p>20</text:p>
          </table:table-cell>
          <table:table-cell table:style-name="ce948" office:value-type="date" office:date-value="2020-04-20" calcext:value-type="date">
            <text:p>20-Apr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73]-[.D74]" office:value-type="float" office:value="-122.083333333334" calcext:value-type="float">
            <text:p>-£122.08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75]" office:value-type="date" office:date-value="2020-04-25" calcext:value-type="date">
            <text:p>20</text:p>
          </table:table-cell>
          <table:table-cell table:style-name="ce948" office:value-type="date" office:date-value="2020-04-25" calcext:value-type="date">
            <text:p>25-Apr</text:p>
          </table:table-cell>
          <table:table-cell table:style-name="ce953" office:value-type="float" office:value="157" calcext:value-type="float">
            <text:p>£157.00</text:p>
          </table:table-cell>
          <table:table-cell table:style-name="ce958" table:formula="of:=[.E74]-[.D75]" office:value-type="float" office:value="-279.083333333334" calcext:value-type="float">
            <text:p>-£279.08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76]" office:value-type="date" office:date-value="2020-04-25" calcext:value-type="date">
            <text:p>20</text:p>
          </table:table-cell>
          <table:table-cell table:style-name="ce948" office:value-type="date" office:date-value="2020-04-25" calcext:value-type="date">
            <text:p>25-Apr</text:p>
          </table:table-cell>
          <table:table-cell table:style-name="ce953"/>
          <table:table-cell table:style-name="ce958" table:formula="of:=[.E75]+[.$E$85]" office:value-type="float" office:value="183.11" calcext:value-type="float">
            <text:p>£183.11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77]" office:value-type="date" office:date-value="2020-05-01" calcext:value-type="date">
            <text:p>20</text:p>
          </table:table-cell>
          <table:table-cell table:style-name="ce948" office:value-type="date" office:date-value="2020-05-01" calcext:value-type="date">
            <text:p>01-May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76]-[.D77]" office:value-type="float" office:value="147.11" calcext:value-type="float">
            <text:p>£147.11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78]" office:value-type="date" office:date-value="2020-05-03" calcext:value-type="date">
            <text:p>20</text:p>
          </table:table-cell>
          <table:table-cell table:style-name="ce948" office:value-type="date" office:date-value="2020-05-03" calcext:value-type="date">
            <text:p>03-May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77]-[.D78]" office:value-type="float" office:value="47.1099999999997" calcext:value-type="float">
            <text:p>£47.11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79]" office:value-type="date" office:date-value="2020-05-12" calcext:value-type="date">
            <text:p>20</text:p>
          </table:table-cell>
          <table:table-cell table:style-name="ce948" office:value-type="date" office:date-value="2020-05-12" calcext:value-type="date">
            <text:p>12-May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MOT (in car fund)</text:p>
          </table:table-cell>
          <table:table-cell table:style-name="ce941" table:formula="of:=[.C80]" office:value-type="date" office:date-value="2020-05-17" calcext:value-type="date">
            <text:p>20</text:p>
          </table:table-cell>
          <table:table-cell table:style-name="ce948" office:value-type="date" office:date-value="2020-05-17" calcext:value-type="date">
            <text:p>17-May</text:p>
          </table:table-cell>
          <table:table-cell table:style-name="ce953" office:value-type="float" office:value="0" calcext:value-type="float">
            <text:p>£0.00</text:p>
          </table:table-cell>
          <table:table-cell table:style-name="ce958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81]" office:value-type="date" office:date-value="2020-05-20" calcext:value-type="date">
            <text:p>20</text:p>
          </table:table-cell>
          <table:table-cell table:style-name="ce948" office:value-type="date" office:date-value="2020-05-20" calcext:value-type="date">
            <text:p>20-May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38"/>
          <table:table-cell table:style-name="ce941"/>
          <table:table-cell table:style-name="ce948"/>
          <table:table-cell table:style-name="ce953"/>
          <table:table-cell table:style-name="ce958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37"/>
          <table:table-cell table:style-name="ce941"/>
          <table:table-cell table:style-name="ce948"/>
          <table:table-cell table:style-name="ce953"/>
          <table:table-cell table:style-name="ce959"/>
          <table:table-cell table:number-columns-repeated="59"/>
        </table:table-row>
        <table:table-row table:style-name="ro1">
          <table:table-cell table:style-name="ce937"/>
          <table:table-cell table:style-name="ce945" table:number-columns-repeated="2"/>
          <table:table-cell table:style-name="ce955"/>
          <table:table-cell table:style-name="ce419"/>
          <table:table-cell table:number-columns-repeated="59"/>
        </table:table-row>
        <table:table-row table:style-name="ro1">
          <table:table-cell table:style-name="ce939" office:value-type="string" calcext:value-type="string">
            <text:p>Totals</text:p>
          </table:table-cell>
          <table:table-cell table:style-name="ce946" table:number-columns-repeated="2"/>
          <table:table-cell table:style-name="ce956" table:formula="of:=SUM([.D2:.D81])" office:value-type="float" office:value="5546.32" calcext:value-type="float">
            <text:p>£5,546.32</text:p>
          </table:table-cell>
          <table:table-cell table:style-name="ce960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06:51:19.306178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1-30T07:03:30.878483484</dc:date>
    <meta:print-date>2017-11-13T10:27:50</meta:print-date>
    <meta:generator>LibreOffice/6.3.4.2$Linux_X86_64 LibreOffice_project/30$Build-2</meta:generator>
    <meta:editing-duration>PT15H18M35S</meta:editing-duration>
    <meta:editing-cycles>101</meta:editing-cycles>
    <meta:document-statistic meta:table-count="6" meta:cell-count="1214" meta:object-count="0"/>
  </office:meta>
</office:document-meta>
</file>